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2.03mm"/>
    </style:style>
    <style:style style:name="co2" style:family="table-column">
      <style:table-column-properties fo:break-before="auto" style:column-width="43.64mm"/>
    </style:style>
    <style:style style:name="co3" style:family="table-column">
      <style:table-column-properties fo:break-before="auto" style:column-width="15.95mm"/>
    </style:style>
    <style:style style:name="co4" style:family="table-column">
      <style:table-column-properties fo:break-before="auto" style:column-width="13.42mm"/>
    </style:style>
    <style:style style:name="co5" style:family="table-column">
      <style:table-column-properties fo:break-before="auto" style:column-width="19.01mm"/>
    </style:style>
    <style:style style:name="co6" style:family="table-column">
      <style:table-column-properties fo:break-before="auto" style:column-width="12.58mm"/>
    </style:style>
    <style:style style:name="co7" style:family="table-column">
      <style:table-column-properties fo:break-before="auto" style:column-width="14.27mm"/>
    </style:style>
    <style:style style:name="co8" style:family="table-column">
      <style:table-column-properties fo:break-before="auto" style:column-width="14.53mm"/>
    </style:style>
    <style:style style:name="co9" style:family="table-column">
      <style:table-column-properties fo:break-before="auto" style:column-width="11.47mm"/>
    </style:style>
    <style:style style:name="co10" style:family="table-column">
      <style:table-column-properties fo:break-before="auto" style:column-width="25.45mm"/>
    </style:style>
    <style:style style:name="co11" style:family="table-column">
      <style:table-column-properties fo:break-before="auto" style:column-width="20.14mm"/>
    </style:style>
    <style:style style:name="co12" style:family="table-column">
      <style:table-column-properties fo:break-before="auto" style:column-width="32.72mm"/>
    </style:style>
    <style:style style:name="co13" style:family="table-column">
      <style:table-column-properties fo:break-before="auto" style:column-width="17.9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3.9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PageStyle_5f_Producten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">
      <style:table-cell-properties style:glyph-orientation-vertical="0" fo:background-color="#99cc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 style:data-style-name="N1">
      <style:table-cell-properties fo:padding="0.71m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Result" style:data-style-name="N1">
      <style:text-properties style:use-window-font-color="true" style:text-outline="false" style:text-line-through-style="none" style:text-line-through-type="none" fo:font-size="8pt" fo:text-shadow="none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 style:data-style-name="N112">
      <style:table-cell-properties fo:padding="0.71m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Result">
      <style:text-properties style:use-window-font-color="true" style:text-outline="false" style:text-line-through-style="none" style:text-line-through-type="none" fo:font-size="8pt" fo:text-shadow="none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raaitabel_20_veld">
      <style:table-cell-properties fo:border-bottom="0.99pt solid #000000" fo:border-left="2.01pt solid #000000" fo:border-right="0.99pt solid #000000" fo:border-top="2.01pt solid #000000"/>
    </style:style>
    <style:style style:name="ce28" style:family="table-cell" style:parent-style-name="Draaitabel_20_categorie" style:data-style-name="N0">
      <style:table-cell-properties fo:border-bottom="none" fo:border-left="2.01pt solid #000000" fo:border-right="0.99pt solid #000000" fo:border-top="0.99pt solid #000000"/>
    </style:style>
    <style:style style:name="ce29" style:family="table-cell" style:parent-style-name="Draaitabel_20_categorie" style:data-style-name="N0">
      <style:table-cell-properties fo:border-bottom="none" fo:border-left="2.01pt solid #000000" fo:border-right="0.99pt solid #000000" fo:border-top="none"/>
    </style:style>
    <style:style style:name="ce30" style:family="table-cell" style:parent-style-name="Draaitabel_20_titel" style:data-style-name="N0">
      <style:table-cell-properties fo:border-bottom="2.01pt solid #000000" fo:border-left="2.01pt solid #000000" fo:border-right="0.99pt solid #000000" fo:border-top="0.99pt solid #000000"/>
    </style:style>
    <style:style style:name="ce31" style:family="table-cell" style:parent-style-name="Default">
      <style:table-cell-properties fo:border="0.99pt solid #000000"/>
    </style:style>
    <style:style style:name="ce32" style:family="table-cell" style:parent-style-name="Draaitabel_20_hoek">
      <style:table-cell-properties fo:border-bottom="0.99pt solid #000000" fo:border-left="0.99pt solid #000000" fo:border-right="2.01pt solid #000000" fo:border-top="2.01pt solid #000000"/>
    </style:style>
    <style:style style:name="ce33" style:family="table-cell" style:parent-style-name="Draaitabel_20_waarde" style:data-style-name="N1">
      <style:table-cell-properties fo:border-bottom="none" fo:border-left="0.99pt solid #000000" fo:border-right="2.01pt solid #000000" fo:border-top="0.99pt solid #000000"/>
    </style:style>
    <style:style style:name="ce34" style:family="table-cell" style:parent-style-name="Draaitabel_20_waarde" style:data-style-name="N1">
      <style:table-cell-properties fo:border-bottom="none" fo:border-left="0.99pt solid #000000" fo:border-right="2.01pt solid #000000" fo:border-top="none"/>
    </style:style>
    <style:style style:name="ce35" style:family="table-cell" style:parent-style-name="Draaitabel_20_waarde" style:data-style-name="N1">
      <style:table-cell-properties fo:border-bottom="0.99pt solid #000000" fo:border-left="0.99pt solid #000000" fo:border-right="2.01pt solid #000000" fo:border-top="none"/>
    </style:style>
    <style:style style:name="ce36" style:family="table-cell" style:parent-style-name="Draaitabel_20_resultaat" style:data-style-name="N1">
      <style:table-cell-properties fo:border-bottom="2.01pt solid #000000" fo:border-left="0.99pt solid #000000" fo:border-right="2.01pt solid #000000" fo:border-top="0.99pt solid #000000"/>
    </style:style>
    <style:style style:name="ce23" style:family="table-cell" style:parent-style-name="Default" style:data-style-name="N84"/>
    <style:style style:name="ce24" style:family="table-cell" style:parent-style-name="Default" style:data-style-name="N139"/>
  </office:automatic-styles>
  <office:body>
    <office:spreadsheet>
      <table:calculation-settings table:case-sensitive="false" table:automatic-find-labels="false" table:use-regular-expressions="false">
        <table:iteration table:status="enable" table:steps="1" table:maximum-difference="0"/>
      </table:calculation-settings>
      <table:table table:name="Producten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" table:default-cell-style-name="ce3"/>
        <table:table-column table:style-name="co11" table:number-columns-repeated="2" table:default-cell-style-name="ce3"/>
        <table:table-column table:style-name="co12" table:default-cell-style-name="ce3"/>
        <table:table-column table:style-name="co13" table:number-columns-repeated="243" table:default-cell-style-name="ce3"/>
        <table:table-column table:style-name="co13" table:number-columns-repeated="767" table:default-cell-style-name="Default"/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OMSCHR</text:p>
          </table:table-cell>
          <table:table-cell table:style-name="ce1" office:value-type="string" calcext:value-type="string">
            <text:p>MERK</text:p>
          </table:table-cell>
          <table:table-cell table:style-name="ce1" office:value-type="string" calcext:value-type="string">
            <text:p>EENHEID</text:p>
          </table:table-cell>
          <table:table-cell table:style-name="ce1" office:value-type="string" calcext:value-type="string">
            <text:p>VOORRAAD</text:p>
          </table:table-cell>
          <table:table-cell table:style-name="ce1" office:value-type="string" calcext:value-type="string">
            <text:p>BESTEL</text:p>
          </table:table-cell>
          <table:table-cell table:style-name="ce1" office:value-type="string" calcext:value-type="string">
            <text:p>BESTELP</text:p>
          </table:table-cell>
          <table:table-cell table:style-name="ce1" office:value-type="string" calcext:value-type="string">
            <text:p>BESTELH</text:p>
          </table:table-cell>
          <table:table-cell table:style-name="ce1" office:value-type="string" calcext:value-type="string">
            <text:p>LEVNR</text:p>
          </table:table-cell>
          <table:table-cell table:style-name="ce1" office:value-type="string" calcext:value-type="string">
            <text:p>LEVNAAM</text:p>
          </table:table-cell>
          <table:table-cell table:style-name="ce1" office:value-type="string" calcext:value-type="string">
            <text:p>REGIO</text:p>
          </table:table-cell>
          <table:table-cell table:style-name="ce1" office:value-type="string" calcext:value-type="string">
            <text:p>INKOOP</text:p>
          </table:table-cell>
          <table:table-cell table:style-name="ce1" office:value-type="string" calcext:value-type="string">
            <text:p>VERKOOP</text:p>
          </table:table-cell>
          <table:table-cell table:style-name="ce1" office:value-type="string" calcext:value-type="string">
            <text:p>VOORRAADWAARDE</text:p>
          </table:table-cell>
          <table:table-cell table:number-columns-repeated="1010"/>
        </table:table-row>
        <table:table-row-group>
          <table:table-row-group table:display="false">
            <table:table-row table:style-name="ro1" table:visibility="collapse">
              <table:table-cell table:style-name="ce2" office:value-type="string" calcext:value-type="string">
                <text:p>CC375</text:p>
              </table:table-cell>
              <table:table-cell table:style-name="ce2" office:value-type="string" calcext:value-type="string">
                <text:p>Sony Camcorder</text:p>
              </table:table-cell>
              <table:table-cell table:style-name="ce2" office:value-type="string" calcext:value-type="string">
                <text:p>Sony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2" calcext:value-type="float">
                <text:p>2</text:p>
              </table:table-cell>
              <table:table-cell table:number-columns-repeated="3" table:style-name="ce2" office:value-type="float" office:value="1" calcext:value-type="float">
                <text:p>1</text:p>
              </table:table-cell>
              <table:table-cell table:style-name="ce4" office:value-type="float" office:value="7" calcext:value-type="float">
                <text:p>7</text:p>
              </table:table-cell>
              <table:table-cell table:style-name="ce2" office:value-type="string" calcext:value-type="string">
                <text:p>ACOUSTIC NV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528.01" calcext:value-type="float">
                <text:p>528,01 EUR</text:p>
              </table:table-cell>
              <table:table-cell table:style-name="ce5" office:value-type="float" office:value="991.33" calcext:value-type="float">
                <text:p>991,33 EUR</text:p>
              </table:table-cell>
              <table:table-cell table:style-name="ce5" table:formula="of:=[.E2]*[.L2]" office:value-type="float" office:value="1056.02" calcext:value-type="float">
                <text:p>1.056,02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CC600</text:p>
              </table:table-cell>
              <table:table-cell table:style-name="ce2" office:value-type="string" calcext:value-type="string">
                <text:p>Sony Videocamera</text:p>
              </table:table-cell>
              <table:table-cell table:style-name="ce2" office:value-type="string" calcext:value-type="string">
                <text:p>Sony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2" calcext:value-type="float">
                <text:p>2</text:p>
              </table:table-cell>
              <table:table-cell table:style-name="ce4" office:value-type="float" office:value="7" calcext:value-type="float">
                <text:p>7</text:p>
              </table:table-cell>
              <table:table-cell table:style-name="ce2" office:value-type="string" calcext:value-type="string">
                <text:p>ACOUSTIC NV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882.5" calcext:value-type="float">
                <text:p>882,50 EUR</text:p>
              </table:table-cell>
              <table:table-cell table:style-name="ce5" office:value-type="float" office:value="1584.04" calcext:value-type="float">
                <text:p>1.584,04 EUR</text:p>
              </table:table-cell>
              <table:table-cell table:style-name="ce5" table:formula="of:=[.E3]*[.L3]" office:value-type="float" office:value="1765" calcext:value-type="float">
                <text:p>1.765,00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CC705</text:p>
              </table:table-cell>
              <table:table-cell table:style-name="ce2" office:value-type="string" calcext:value-type="string">
                <text:p>Sony Handycam</text:p>
              </table:table-cell>
              <table:table-cell table:style-name="ce2" office:value-type="string" calcext:value-type="string">
                <text:p>Sony</text:p>
              </table:table-cell>
              <table:table-cell table:style-name="ce2" office:value-type="string" calcext:value-type="string">
                <text:p>Stuk</text:p>
              </table:table-cell>
              <table:table-cell table:number-columns-repeated="2" table:style-name="ce2" office:value-type="float" office:value="2" calcext:value-type="float">
                <text:p>2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4" office:value-type="float" office:value="7" calcext:value-type="float">
                <text:p>7</text:p>
              </table:table-cell>
              <table:table-cell table:style-name="ce2" office:value-type="string" calcext:value-type="string">
                <text:p>ACOUSTIC NV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793.26" calcext:value-type="float">
                <text:p>793,26 EUR</text:p>
              </table:table-cell>
              <table:table-cell table:style-name="ce5" office:value-type="float" office:value="1487.11" calcext:value-type="float">
                <text:p>1.487,11 EUR</text:p>
              </table:table-cell>
              <table:table-cell table:style-name="ce5" table:formula="of:=[.E4]*[.L4]" office:value-type="float" office:value="1586.52" calcext:value-type="float">
                <text:p>1.586,52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DC580</text:p>
              </table:table-cell>
              <table:table-cell table:style-name="ce2" office:value-type="string" calcext:value-type="string">
                <text:p>Denon CD-speler</text:p>
              </table:table-cell>
              <table:table-cell table:style-name="ce2" office:value-type="string" calcext:value-type="string">
                <text:p>Denon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1" calcext:value-type="float">
                <text:p>1</text:p>
              </table:table-cell>
              <table:table-cell table:style-name="ce4" office:value-type="float" office:value="8" calcext:value-type="float">
                <text:p>8</text:p>
              </table:table-cell>
              <table:table-cell table:style-name="ce2" office:value-type="string" calcext:value-type="string">
                <text:p>AUDIOFAN HIFI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188.15" calcext:value-type="float">
                <text:p>188,15 EUR</text:p>
              </table:table-cell>
              <table:table-cell table:style-name="ce5" office:value-type="float" office:value="344.57" calcext:value-type="float">
                <text:p>344,57 EUR</text:p>
              </table:table-cell>
              <table:table-cell table:style-name="ce5" table:formula="of:=[.E5]*[.L5]" office:value-type="float" office:value="376.3" calcext:value-type="float">
                <text:p>376,30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DR335</text:p>
              </table:table-cell>
              <table:table-cell table:style-name="ce2" office:value-type="string" calcext:value-type="string">
                <text:p>Denon Receiver 2 x 60 W</text:p>
              </table:table-cell>
              <table:table-cell table:style-name="ce2" office:value-type="string" calcext:value-type="string">
                <text:p>Denon</text:p>
              </table:table-cell>
              <table:table-cell table:style-name="ce2" office:value-type="string" calcext:value-type="string">
                <text:p>Stuk</text:p>
              </table:table-cell>
              <table:table-cell table:number-columns-repeated="2" table:style-name="ce2" office:value-type="float" office:value="2" calcext:value-type="float">
                <text:p>2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4" office:value-type="float" office:value="8" calcext:value-type="float">
                <text:p>8</text:p>
              </table:table-cell>
              <table:table-cell table:style-name="ce2" office:value-type="string" calcext:value-type="string">
                <text:p>AUDIOFAN HIFI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178.48" calcext:value-type="float">
                <text:p>178,48 EUR</text:p>
              </table:table-cell>
              <table:table-cell table:style-name="ce5" office:value-type="float" office:value="344.57" calcext:value-type="float">
                <text:p>344,57 EUR</text:p>
              </table:table-cell>
              <table:table-cell table:style-name="ce5" table:formula="of:=[.E6]*[.L6]" office:value-type="float" office:value="356.96" calcext:value-type="float">
                <text:p>356,96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DR510</text:p>
              </table:table-cell>
              <table:table-cell table:style-name="ce2" office:value-type="string" calcext:value-type="string">
                <text:p>Denon Cassettedeck</text:p>
              </table:table-cell>
              <table:table-cell table:style-name="ce2" office:value-type="string" calcext:value-type="string">
                <text:p>Denon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5" calcext:value-type="float">
                <text:p>5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4" office:value-type="float" office:value="8" calcext:value-type="float">
                <text:p>8</text:p>
              </table:table-cell>
              <table:table-cell table:style-name="ce2" office:value-type="string" calcext:value-type="string">
                <text:p>AUDIOFAN HIFI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111.55" calcext:value-type="float">
                <text:p>111,55 EUR</text:p>
              </table:table-cell>
              <table:table-cell table:style-name="ce5" office:value-type="float" office:value="247.65" calcext:value-type="float">
                <text:p>247,65 EUR</text:p>
              </table:table-cell>
              <table:table-cell table:style-name="ce5" table:formula="of:=[.E7]*[.L7]" office:value-type="float" office:value="557.75" calcext:value-type="float">
                <text:p>557,75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DR710</text:p>
              </table:table-cell>
              <table:table-cell table:style-name="ce2" office:value-type="string" calcext:value-type="string">
                <text:p>Denon Enkel Cassettedeck</text:p>
              </table:table-cell>
              <table:table-cell table:style-name="ce2" office:value-type="string" calcext:value-type="string">
                <text:p>Denon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1" calcext:value-type="float">
                <text:p>1</text:p>
              </table:table-cell>
              <table:table-cell table:style-name="ce4" office:value-type="float" office:value="8" calcext:value-type="float">
                <text:p>8</text:p>
              </table:table-cell>
              <table:table-cell table:style-name="ce2" office:value-type="string" calcext:value-type="string">
                <text:p>AUDIOFAN HIFI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203.27" calcext:value-type="float">
                <text:p>203,27 EUR</text:p>
              </table:table-cell>
              <table:table-cell table:style-name="ce5" office:value-type="float" office:value="394.15" calcext:value-type="float">
                <text:p>394,15 EUR</text:p>
              </table:table-cell>
              <table:table-cell table:style-name="ce5" table:formula="of:=[.E8]*[.L8]" office:value-type="float" office:value="406.54" calcext:value-type="float">
                <text:p>406,54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DR810</text:p>
              </table:table-cell>
              <table:table-cell table:style-name="ce2" office:value-type="string" calcext:value-type="string">
                <text:p>Denon Dubbel Cassettedeck</text:p>
              </table:table-cell>
              <table:table-cell table:style-name="ce2" office:value-type="string" calcext:value-type="string">
                <text:p>Denon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1" calcext:value-type="float">
                <text:p>1</text:p>
              </table:table-cell>
              <table:table-cell table:number-columns-repeated="2" table:style-name="ce2" office:value-type="float" office:value="0" calcext:value-type="float">
                <text:p>0</text:p>
              </table:table-cell>
              <table:table-cell table:style-name="ce2" office:value-type="float" office:value="1" calcext:value-type="float">
                <text:p>1</text:p>
              </table:table-cell>
              <table:table-cell table:style-name="ce4" office:value-type="float" office:value="8" calcext:value-type="float">
                <text:p>8</text:p>
              </table:table-cell>
              <table:table-cell table:style-name="ce2" office:value-type="string" calcext:value-type="string">
                <text:p>AUDIOFAN HIFI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285.08" calcext:value-type="float">
                <text:p>285,08 EUR</text:p>
              </table:table-cell>
              <table:table-cell table:style-name="ce5" office:value-type="float" office:value="518.1" calcext:value-type="float">
                <text:p>518,10 EUR</text:p>
              </table:table-cell>
              <table:table-cell table:style-name="ce5" table:formula="of:=[.E9]*[.L9]" office:value-type="float" office:value="285.08" calcext:value-type="float">
                <text:p>285,08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HD330</text:p>
              </table:table-cell>
              <table:table-cell table:style-name="ce2" office:value-type="string" calcext:value-type="string">
                <text:p>Pioneer Hoofdtelefoon 33</text:p>
              </table:table-cell>
              <table:table-cell table:style-name="ce2" office:value-type="string" calcext:value-type="string">
                <text:p>Pioneer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2" calcext:value-type="float">
                <text:p>2</text:p>
              </table:table-cell>
              <table:table-cell table:style-name="ce4" office:value-type="float" office:value="7" calcext:value-type="float">
                <text:p>7</text:p>
              </table:table-cell>
              <table:table-cell table:style-name="ce2" office:value-type="string" calcext:value-type="string">
                <text:p>ACOUSTIC NV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12.89" calcext:value-type="float">
                <text:p>12,89 EUR</text:p>
              </table:table-cell>
              <table:table-cell table:style-name="ce5" office:value-type="float" office:value="23.55" calcext:value-type="float">
                <text:p>23,55 EUR</text:p>
              </table:table-cell>
              <table:table-cell table:style-name="ce5" table:formula="of:=[.E10]*[.L10]" office:value-type="float" office:value="38.67" calcext:value-type="float">
                <text:p>38,67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HD450</text:p>
              </table:table-cell>
              <table:table-cell table:style-name="ce2" office:value-type="string" calcext:value-type="string">
                <text:p>Pioneer Hoofdtelefoon 45</text:p>
              </table:table-cell>
              <table:table-cell table:style-name="ce2" office:value-type="string" calcext:value-type="string">
                <text:p>Pioneer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2" calcext:value-type="float">
                <text:p>2</text:p>
              </table:table-cell>
              <table:table-cell table:style-name="ce4" office:value-type="float" office:value="7" calcext:value-type="float">
                <text:p>7</text:p>
              </table:table-cell>
              <table:table-cell table:style-name="ce2" office:value-type="string" calcext:value-type="string">
                <text:p>ACOUSTIC NV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22.31" calcext:value-type="float">
                <text:p>22,31 EUR</text:p>
              </table:table-cell>
              <table:table-cell table:style-name="ce5" office:value-type="float" office:value="46.85" calcext:value-type="float">
                <text:p>46,85 EUR</text:p>
              </table:table-cell>
              <table:table-cell table:style-name="ce5" table:formula="of:=[.E11]*[.L11]" office:value-type="float" office:value="44.62" calcext:value-type="float">
                <text:p>44,62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HD480</text:p>
              </table:table-cell>
              <table:table-cell table:style-name="ce2" office:value-type="string" calcext:value-type="string">
                <text:p>Pioneer Hoofdtelefoon 48</text:p>
              </table:table-cell>
              <table:table-cell table:style-name="ce2" office:value-type="string" calcext:value-type="string">
                <text:p>Pioneer</text:p>
              </table:table-cell>
              <table:table-cell table:style-name="ce2" office:value-type="string" calcext:value-type="string">
                <text:p>Stuk</text:p>
              </table:table-cell>
              <table:table-cell table:number-columns-repeated="2" table:style-name="ce2" office:value-type="float" office:value="2" calcext:value-type="float">
                <text:p>2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4" office:value-type="float" office:value="7" calcext:value-type="float">
                <text:p>7</text:p>
              </table:table-cell>
              <table:table-cell table:style-name="ce2" office:value-type="string" calcext:value-type="string">
                <text:p>ACOUSTIC NV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30.99" calcext:value-type="float">
                <text:p>30,99 EUR</text:p>
              </table:table-cell>
              <table:table-cell table:style-name="ce5" office:value-type="float" office:value="56.77" calcext:value-type="float">
                <text:p>56,77 EUR</text:p>
              </table:table-cell>
              <table:table-cell table:style-name="ce5" table:formula="of:=[.E12]*[.L12]" office:value-type="float" office:value="61.98" calcext:value-type="float">
                <text:p>61,98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HD500</text:p>
              </table:table-cell>
              <table:table-cell table:style-name="ce2" office:value-type="string" calcext:value-type="string">
                <text:p>Pioneer Hoofdtelefoon 50</text:p>
              </table:table-cell>
              <table:table-cell table:style-name="ce2" office:value-type="string" calcext:value-type="string">
                <text:p>Pioneer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4" calcext:value-type="float">
                <text:p>4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2" calcext:value-type="float">
                <text:p>2</text:p>
              </table:table-cell>
              <table:table-cell table:style-name="ce4" office:value-type="float" office:value="7" calcext:value-type="float">
                <text:p>7</text:p>
              </table:table-cell>
              <table:table-cell table:style-name="ce2" office:value-type="string" calcext:value-type="string">
                <text:p>ACOUSTIC NV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18.59" calcext:value-type="float">
                <text:p>18,59 EUR</text:p>
              </table:table-cell>
              <table:table-cell table:style-name="ce5" office:value-type="float" office:value="35.94" calcext:value-type="float">
                <text:p>35,94 EUR</text:p>
              </table:table-cell>
              <table:table-cell table:style-name="ce5" table:formula="of:=[.E13]*[.L13]" office:value-type="float" office:value="74.36" calcext:value-type="float">
                <text:p>74,36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HD520</text:p>
              </table:table-cell>
              <table:table-cell table:style-name="ce2" office:value-type="string" calcext:value-type="string">
                <text:p>Pioneer Hoofdtelefoon 52</text:p>
              </table:table-cell>
              <table:table-cell table:style-name="ce2" office:value-type="string" calcext:value-type="string">
                <text:p>Pioneer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1" calcext:value-type="float">
                <text:p>1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4" office:value-type="float" office:value="7" calcext:value-type="float">
                <text:p>7</text:p>
              </table:table-cell>
              <table:table-cell table:style-name="ce2" office:value-type="string" calcext:value-type="string">
                <text:p>ACOUSTIC NV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44.62" calcext:value-type="float">
                <text:p>44,62 EUR</text:p>
              </table:table-cell>
              <table:table-cell table:style-name="ce5" office:value-type="float" office:value="85.52" calcext:value-type="float">
                <text:p>85,52 EUR</text:p>
              </table:table-cell>
              <table:table-cell table:style-name="ce5" table:formula="of:=[.E14]*[.L14]" office:value-type="float" office:value="44.62" calcext:value-type="float">
                <text:p>44,62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HD540</text:p>
              </table:table-cell>
              <table:table-cell table:style-name="ce2" office:value-type="string" calcext:value-type="string">
                <text:p>Pioneer Hoofdtelefoon 54</text:p>
              </table:table-cell>
              <table:table-cell table:style-name="ce2" office:value-type="string" calcext:value-type="string">
                <text:p>Pioneer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1" calcext:value-type="float">
                <text:p>1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4" office:value-type="float" office:value="7" calcext:value-type="float">
                <text:p>7</text:p>
              </table:table-cell>
              <table:table-cell table:style-name="ce2" office:value-type="string" calcext:value-type="string">
                <text:p>ACOUSTIC NV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58.25" calcext:value-type="float">
                <text:p>58,25 EUR</text:p>
              </table:table-cell>
              <table:table-cell table:style-name="ce5" office:value-type="float" office:value="111.3" calcext:value-type="float">
                <text:p>111,30 EUR</text:p>
              </table:table-cell>
              <table:table-cell table:style-name="ce5" table:formula="of:=[.E15]*[.L15]" office:value-type="float" office:value="58.25" calcext:value-type="float">
                <text:p>58,25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KX332</text:p>
              </table:table-cell>
              <table:table-cell table:style-name="ce2" office:value-type="string" calcext:value-type="string">
                <text:p>Yamaha Dubbel Cassettedeck</text:p>
              </table:table-cell>
              <table:table-cell table:style-name="ce2" office:value-type="string" calcext:value-type="string">
                <text:p>Yamaha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5" calcext:value-type="float">
                <text:p>5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4" office:value-type="float" office:value="8" calcext:value-type="float">
                <text:p>8</text:p>
              </table:table-cell>
              <table:table-cell table:style-name="ce2" office:value-type="string" calcext:value-type="string">
                <text:p>AUDIOFAN HIFI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156.17" calcext:value-type="float">
                <text:p>156,17 EUR</text:p>
              </table:table-cell>
              <table:table-cell table:style-name="ce5" office:value-type="float" office:value="309.87" calcext:value-type="float">
                <text:p>309,87 EUR</text:p>
              </table:table-cell>
              <table:table-cell table:style-name="ce5" table:formula="of:=[.E16]*[.L16]" office:value-type="float" office:value="780.85" calcext:value-type="float">
                <text:p>780,85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KX530</text:p>
              </table:table-cell>
              <table:table-cell table:style-name="ce2" office:value-type="string" calcext:value-type="string">
                <text:p>Yamaha Cassettedeck</text:p>
              </table:table-cell>
              <table:table-cell table:style-name="ce2" office:value-type="string" calcext:value-type="string">
                <text:p>Yamaha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3" calcext:value-type="float">
                <text:p>3</text:p>
              </table:table-cell>
              <table:table-cell table:number-columns-repeated="3" table:style-name="ce2" office:value-type="float" office:value="2" calcext:value-type="float">
                <text:p>2</text:p>
              </table:table-cell>
              <table:table-cell table:style-name="ce4" office:value-type="float" office:value="8" calcext:value-type="float">
                <text:p>8</text:p>
              </table:table-cell>
              <table:table-cell table:style-name="ce2" office:value-type="string" calcext:value-type="string">
                <text:p>AUDIOFAN HIFI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203.27" calcext:value-type="float">
                <text:p>203,27 EUR</text:p>
              </table:table-cell>
              <table:table-cell table:style-name="ce5" office:value-type="float" office:value="365.64" calcext:value-type="float">
                <text:p>365,64 EUR</text:p>
              </table:table-cell>
              <table:table-cell table:style-name="ce5" table:formula="of:=[.E17]*[.L17]" office:value-type="float" office:value="609.81" calcext:value-type="float">
                <text:p>609,81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KX650</text:p>
              </table:table-cell>
              <table:table-cell table:style-name="ce2" office:value-type="string" calcext:value-type="string">
                <text:p>Yamaha Enkel Cassettedeck</text:p>
              </table:table-cell>
              <table:table-cell table:style-name="ce2" office:value-type="string" calcext:value-type="string">
                <text:p>Yamaha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4" calcext:value-type="float">
                <text:p>4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5" calcext:value-type="float">
                <text:p>5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4" office:value-type="float" office:value="8" calcext:value-type="float">
                <text:p>8</text:p>
              </table:table-cell>
              <table:table-cell table:style-name="ce2" office:value-type="string" calcext:value-type="string">
                <text:p>AUDIOFAN HIFI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203.27" calcext:value-type="float">
                <text:p>203,27 EUR</text:p>
              </table:table-cell>
              <table:table-cell table:style-name="ce5" office:value-type="float" office:value="418.94" calcext:value-type="float">
                <text:p>418,94 EUR</text:p>
              </table:table-cell>
              <table:table-cell table:style-name="ce5" table:formula="of:=[.E18]*[.L18]" office:value-type="float" office:value="813.08" calcext:value-type="float">
                <text:p>813,08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MS063</text:p>
              </table:table-cell>
              <table:table-cell table:style-name="ce2" office:value-type="string" calcext:value-type="string">
                <text:p>Metz TV 63 cm scherm</text:p>
              </table:table-cell>
              <table:table-cell table:style-name="ce2" office:value-type="string" calcext:value-type="string">
                <text:p>Metz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2" calcext:value-type="float">
                <text:p>2</text:p>
              </table:table-cell>
              <table:table-cell table:style-name="ce4" office:value-type="float" office:value="7" calcext:value-type="float">
                <text:p>7</text:p>
              </table:table-cell>
              <table:table-cell table:style-name="ce2" office:value-type="string" calcext:value-type="string">
                <text:p>ACOUSTIC NV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532.97" calcext:value-type="float">
                <text:p>532,97 EUR</text:p>
              </table:table-cell>
              <table:table-cell table:style-name="ce5" office:value-type="float" office:value="989.1" calcext:value-type="float">
                <text:p>989,10 EUR</text:p>
              </table:table-cell>
              <table:table-cell table:style-name="ce5" table:formula="of:=[.E19]*[.L19]" office:value-type="float" office:value="1598.91" calcext:value-type="float">
                <text:p>1.598,91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MS070</text:p>
              </table:table-cell>
              <table:table-cell table:style-name="ce2" office:value-type="string" calcext:value-type="string">
                <text:p>Metz TV 70 cm scherm</text:p>
              </table:table-cell>
              <table:table-cell table:style-name="ce2" office:value-type="string" calcext:value-type="string">
                <text:p>Metz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4" calcext:value-type="float">
                <text:p>4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5" calcext:value-type="float">
                <text:p>5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4" office:value-type="float" office:value="7" calcext:value-type="float">
                <text:p>7</text:p>
              </table:table-cell>
              <table:table-cell table:style-name="ce2" office:value-type="string" calcext:value-type="string">
                <text:p>ACOUSTIC NV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627.17" calcext:value-type="float">
                <text:p>627,17 EUR</text:p>
              </table:table-cell>
              <table:table-cell table:style-name="ce5" office:value-type="float" office:value="1212.2" calcext:value-type="float">
                <text:p>1.212,20 EUR</text:p>
              </table:table-cell>
              <table:table-cell table:style-name="ce5" table:formula="of:=[.E20]*[.L20]" office:value-type="float" office:value="2508.68" calcext:value-type="float">
                <text:p>2.508,68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NV150</text:p>
              </table:table-cell>
              <table:table-cell table:style-name="ce2" office:value-type="string" calcext:value-type="string">
                <text:p>Panasonic Camcorder</text:p>
              </table:table-cell>
              <table:table-cell table:style-name="ce2" office:value-type="string" calcext:value-type="string">
                <text:p>Panasonic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5" calcext:value-type="float">
                <text:p>5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3" calcext:value-type="float">
                <text:p>3</text:p>
              </table:table-cell>
              <table:table-cell table:style-name="ce4" office:value-type="float" office:value="7" calcext:value-type="float">
                <text:p>7</text:p>
              </table:table-cell>
              <table:table-cell table:style-name="ce2" office:value-type="string" calcext:value-type="string">
                <text:p>ACOUSTIC NV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552.8" calcext:value-type="float">
                <text:p>552,80 EUR</text:p>
              </table:table-cell>
              <table:table-cell table:style-name="ce5" office:value-type="float" office:value="1187.41" calcext:value-type="float">
                <text:p>1.187,41 EUR</text:p>
              </table:table-cell>
              <table:table-cell table:style-name="ce5" table:formula="of:=[.E21]*[.L21]" office:value-type="float" office:value="2764" calcext:value-type="float">
                <text:p>2.764,00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PA360</text:p>
              </table:table-cell>
              <table:table-cell table:style-name="ce2" office:value-type="string" calcext:value-type="string">
                <text:p>Denon Versterker 2 x 60 W</text:p>
              </table:table-cell>
              <table:table-cell table:style-name="ce2" office:value-type="string" calcext:value-type="string">
                <text:p>Denon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1" calcext:value-type="float">
                <text:p>1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4" office:value-type="float" office:value="8" calcext:value-type="float">
                <text:p>8</text:p>
              </table:table-cell>
              <table:table-cell table:style-name="ce2" office:value-type="string" calcext:value-type="string">
                <text:p>AUDIOFAN HIFI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131.38" calcext:value-type="float">
                <text:p>131,38 EUR</text:p>
              </table:table-cell>
              <table:table-cell table:style-name="ce5" office:value-type="float" office:value="270.2" calcext:value-type="float">
                <text:p>270,20 EUR</text:p>
              </table:table-cell>
              <table:table-cell table:style-name="ce5" table:formula="of:=[.E22]*[.L22]" office:value-type="float" office:value="394.14" calcext:value-type="float">
                <text:p>394,14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PA560</text:p>
              </table:table-cell>
              <table:table-cell table:style-name="ce2" office:value-type="string" calcext:value-type="string">
                <text:p>Denon Versterker 2 x 70 W</text:p>
              </table:table-cell>
              <table:table-cell table:style-name="ce2" office:value-type="string" calcext:value-type="string">
                <text:p>Denon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1" calcext:value-type="float">
                <text:p>1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4" office:value-type="float" office:value="8" calcext:value-type="float">
                <text:p>8</text:p>
              </table:table-cell>
              <table:table-cell table:style-name="ce2" office:value-type="string" calcext:value-type="string">
                <text:p>AUDIOFAN HIFI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168.57" calcext:value-type="float">
                <text:p>168,57 EUR</text:p>
              </table:table-cell>
              <table:table-cell table:style-name="ce5" office:value-type="float" office:value="319.78" calcext:value-type="float">
                <text:p>319,78 EUR</text:p>
              </table:table-cell>
              <table:table-cell table:style-name="ce5" table:formula="of:=[.E23]*[.L23]" office:value-type="float" office:value="337.14" calcext:value-type="float">
                <text:p>337,14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PA860</text:p>
              </table:table-cell>
              <table:table-cell table:style-name="ce2" office:value-type="string" calcext:value-type="string">
                <text:p>Denon Versterker 2 x 80 W</text:p>
              </table:table-cell>
              <table:table-cell table:style-name="ce2" office:value-type="string" calcext:value-type="string">
                <text:p>Denon</text:p>
              </table:table-cell>
              <table:table-cell table:style-name="ce2" office:value-type="string" calcext:value-type="string">
                <text:p>Stuk</text:p>
              </table:table-cell>
              <table:table-cell table:number-columns-repeated="2" table:style-name="ce2" office:value-type="float" office:value="1" calcext:value-type="float">
                <text:p>1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1" calcext:value-type="float">
                <text:p>1</text:p>
              </table:table-cell>
              <table:table-cell table:style-name="ce4" office:value-type="float" office:value="8" calcext:value-type="float">
                <text:p>8</text:p>
              </table:table-cell>
              <table:table-cell table:style-name="ce2" office:value-type="string" calcext:value-type="string">
                <text:p>AUDIOFAN HIFI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203.27" calcext:value-type="float">
                <text:p>203,27 EUR</text:p>
              </table:table-cell>
              <table:table-cell table:style-name="ce5" office:value-type="float" office:value="418.94" calcext:value-type="float">
                <text:p>418,94 EUR</text:p>
              </table:table-cell>
              <table:table-cell table:style-name="ce5" table:formula="of:=[.E24]*[.L24]" office:value-type="float" office:value="203.27" calcext:value-type="float">
                <text:p>203,27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PX204</text:p>
              </table:table-cell>
              <table:table-cell table:style-name="ce2" office:value-type="string" calcext:value-type="string">
                <text:p>JVC Portable Hifi</text:p>
              </table:table-cell>
              <table:table-cell table:style-name="ce2" office:value-type="string" calcext:value-type="string">
                <text:p>JVC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4" office:value-type="float" office:value="7" calcext:value-type="float">
                <text:p>7</text:p>
              </table:table-cell>
              <table:table-cell table:style-name="ce2" office:value-type="string" calcext:value-type="string">
                <text:p>ACOUSTIC NV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193.36" calcext:value-type="float">
                <text:p>193,36 EUR</text:p>
              </table:table-cell>
              <table:table-cell table:style-name="ce5" office:value-type="float" office:value="344.57" calcext:value-type="float">
                <text:p>344,57 EUR</text:p>
              </table:table-cell>
              <table:table-cell table:style-name="ce5" table:formula="of:=[.E25]*[.L25]" office:value-type="float" office:value="580.08" calcext:value-type="float">
                <text:p>580,08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RX350</text:p>
              </table:table-cell>
              <table:table-cell table:style-name="ce2" office:value-type="string" calcext:value-type="string">
                <text:p>Yamaha Receiver 2 x 35 W</text:p>
              </table:table-cell>
              <table:table-cell table:style-name="ce2" office:value-type="string" calcext:value-type="string">
                <text:p>Yamaha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2" calcext:value-type="float">
                <text:p>2</text:p>
              </table:table-cell>
              <table:table-cell table:style-name="ce4" office:value-type="float" office:value="8" calcext:value-type="float">
                <text:p>8</text:p>
              </table:table-cell>
              <table:table-cell table:style-name="ce2" office:value-type="string" calcext:value-type="string">
                <text:p>AUDIOFAN HIFI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138.82" calcext:value-type="float">
                <text:p>138,82 EUR</text:p>
              </table:table-cell>
              <table:table-cell table:style-name="ce5" office:value-type="float" office:value="270.2" calcext:value-type="float">
                <text:p>270,20 EUR</text:p>
              </table:table-cell>
              <table:table-cell table:style-name="ce5" table:formula="of:=[.E26]*[.L26]" office:value-type="float" office:value="416.46" calcext:value-type="float">
                <text:p>416,46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RX450</text:p>
              </table:table-cell>
              <table:table-cell table:style-name="ce2" office:value-type="string" calcext:value-type="string">
                <text:p>Yamaha Receiver 2 x 40 W</text:p>
              </table:table-cell>
              <table:table-cell table:style-name="ce2" office:value-type="string" calcext:value-type="string">
                <text:p>Yamaha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4" calcext:value-type="float">
                <text:p>4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2" calcext:value-type="float">
                <text:p>2</text:p>
              </table:table-cell>
              <table:table-cell table:style-name="ce4" office:value-type="float" office:value="8" calcext:value-type="float">
                <text:p>8</text:p>
              </table:table-cell>
              <table:table-cell table:style-name="ce2" office:value-type="string" calcext:value-type="string">
                <text:p>AUDIOFAN HIFI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193.36" calcext:value-type="float">
                <text:p>193,36 EUR</text:p>
              </table:table-cell>
              <table:table-cell table:style-name="ce5" office:value-type="float" office:value="344.57" calcext:value-type="float">
                <text:p>344,57 EUR</text:p>
              </table:table-cell>
              <table:table-cell table:style-name="ce5" table:formula="of:=[.E27]*[.L27]" office:value-type="float" office:value="773.44" calcext:value-type="float">
                <text:p>773,44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TU660</text:p>
              </table:table-cell>
              <table:table-cell table:style-name="ce2" office:value-type="string" calcext:value-type="string">
                <text:p>Denon Digitale Tuner</text:p>
              </table:table-cell>
              <table:table-cell table:style-name="ce2" office:value-type="string" calcext:value-type="string">
                <text:p>Denon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2" calcext:value-type="float">
                <text:p>2</text:p>
              </table:table-cell>
              <table:table-cell table:style-name="ce4" office:value-type="float" office:value="8" calcext:value-type="float">
                <text:p>8</text:p>
              </table:table-cell>
              <table:table-cell table:style-name="ce2" office:value-type="string" calcext:value-type="string">
                <text:p>AUDIOFAN HIFI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168.57" calcext:value-type="float">
                <text:p>168,57 EUR</text:p>
              </table:table-cell>
              <table:table-cell table:style-name="ce5" office:value-type="float" office:value="319.78" calcext:value-type="float">
                <text:p>319,78 EUR</text:p>
              </table:table-cell>
              <table:table-cell table:style-name="ce5" table:formula="of:=[.E28]*[.L28]" office:value-type="float" office:value="505.71" calcext:value-type="float">
                <text:p>505,71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TX350</text:p>
              </table:table-cell>
              <table:table-cell table:style-name="ce2" office:value-type="string" calcext:value-type="string">
                <text:p>Yamaha Tuner</text:p>
              </table:table-cell>
              <table:table-cell table:style-name="ce2" office:value-type="string" calcext:value-type="string">
                <text:p>Yamaha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4" calcext:value-type="float">
                <text:p>4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2" calcext:value-type="float">
                <text:p>2</text:p>
              </table:table-cell>
              <table:table-cell table:style-name="ce4" office:value-type="float" office:value="8" calcext:value-type="float">
                <text:p>8</text:p>
              </table:table-cell>
              <table:table-cell table:style-name="ce2" office:value-type="string" calcext:value-type="string">
                <text:p>AUDIOFAN HIFI</text:p>
              </table:table-cell>
              <table:table-cell table:style-name="ce2" office:value-type="string" calcext:value-type="string">
                <text:p>Antwerpen</text:p>
              </table:table-cell>
              <table:table-cell table:style-name="ce5" office:value-type="float" office:value="91.72" calcext:value-type="float">
                <text:p>91,72 EUR</text:p>
              </table:table-cell>
              <table:table-cell table:style-name="ce5" office:value-type="float" office:value="173.28" calcext:value-type="float">
                <text:p>173,28 EUR</text:p>
              </table:table-cell>
              <table:table-cell table:style-name="ce5" table:formula="of:=[.E29]*[.L29]" office:value-type="float" office:value="366.88" calcext:value-type="float">
                <text:p>366,88 EUR</text:p>
              </table:table-cell>
              <table:table-cell table:number-columns-repeated="1010"/>
            </table:table-row>
          </table:table-row-group>
          <table:table-row table:style-name="ro1">
            <table:table-cell table:style-name="ce2" table:number-columns-repeated="8"/>
            <table:table-cell table:style-name="ce4"/>
            <table:table-cell table:style-name="ce2"/>
            <table:table-cell table:style-name="ce10" office:value-type="string" calcext:value-type="string">
              <text:p>Antwerpen Som</text:p>
            </table:table-cell>
            <table:table-cell table:style-name="ce5" table:number-columns-repeated="2"/>
            <table:table-cell table:style-name="ce12" table:formula="of:=SUBTOTAL(9;[$Producten.$N$2:$Producten.$N$29])" office:value-type="float" office:value="19365.12" calcext:value-type="float">
              <text:p>19365,12</text:p>
            </table:table-cell>
            <table:table-cell table:number-columns-repeated="1010"/>
          </table:table-row>
          <table:table-row-group table:display="false">
            <table:table-row table:style-name="ro1" table:visibility="collapse">
              <table:table-cell table:style-name="ce2" office:value-type="string" calcext:value-type="string">
                <text:p>3M350</text:p>
              </table:table-cell>
              <table:table-cell table:style-name="ce2" office:value-type="string" calcext:value-type="string">
                <text:p>3M Diskette 10 st.</text:p>
              </table:table-cell>
              <table:table-cell table:style-name="ce2" office:value-type="string" calcext:value-type="string">
                <text:p>3M</text:p>
              </table:table-cell>
              <table:table-cell table:style-name="ce2" office:value-type="string" calcext:value-type="string">
                <text:p>Doos</text:p>
              </table:table-cell>
              <table:table-cell table:style-name="ce2" office:value-type="float" office:value="53" calcext:value-type="float">
                <text:p>53</text:p>
              </table:table-cell>
              <table:table-cell table:style-name="ce2" office:value-type="float" office:value="30" calcext:value-type="float">
                <text:p>30</text:p>
              </table:table-cell>
              <table:table-cell table:style-name="ce2" office:value-type="float" office:value="50" calcext:value-type="float">
                <text:p>50</text:p>
              </table:table-cell>
              <table:table-cell table:style-name="ce2" office:value-type="float" office:value="30" calcext:value-type="float">
                <text:p>30</text:p>
              </table:table-cell>
              <table:table-cell table:style-name="ce4" office:value-type="float" office:value="3" calcext:value-type="float">
                <text:p>3</text:p>
              </table:table-cell>
              <table:table-cell table:style-name="ce2" office:value-type="string" calcext:value-type="string">
                <text:p>COMPUDATA</text:p>
              </table:table-cell>
              <table:table-cell table:style-name="ce2" office:value-type="string" calcext:value-type="string">
                <text:p>Brabant</text:p>
              </table:table-cell>
              <table:table-cell table:style-name="ce5" office:value-type="float" office:value="10.41" calcext:value-type="float">
                <text:p>10,41 EUR</text:p>
              </table:table-cell>
              <table:table-cell table:style-name="ce5" office:value-type="float" office:value="16.11" calcext:value-type="float">
                <text:p>16,11 EUR</text:p>
              </table:table-cell>
              <table:table-cell table:style-name="ce5" table:formula="of:=[.E31]*[.L31]" office:value-type="float" office:value="551.73" calcext:value-type="float">
                <text:p>551,73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CP930</text:p>
              </table:table-cell>
              <table:table-cell table:style-name="ce2" office:value-type="string" calcext:value-type="string">
                <text:p>Printer Star 9-pins</text:p>
              </table:table-cell>
              <table:table-cell table:style-name="ce2" office:value-type="string" calcext:value-type="string">
                <text:p>Star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10" calcext:value-type="float">
                <text:p>10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4" calcext:value-type="float">
                <text:p>4</text:p>
              </table:table-cell>
              <table:table-cell table:style-name="ce2" office:value-type="float" office:value="10" calcext:value-type="float">
                <text:p>10</text:p>
              </table:table-cell>
              <table:table-cell table:style-name="ce4" office:value-type="float" office:value="3" calcext:value-type="float">
                <text:p>3</text:p>
              </table:table-cell>
              <table:table-cell table:style-name="ce2" office:value-type="string" calcext:value-type="string">
                <text:p>COMPUDATA</text:p>
              </table:table-cell>
              <table:table-cell table:style-name="ce2" office:value-type="string" calcext:value-type="string">
                <text:p>Brabant</text:p>
              </table:table-cell>
              <table:table-cell table:style-name="ce5" office:value-type="float" office:value="145.02" calcext:value-type="float">
                <text:p>145,02 EUR</text:p>
              </table:table-cell>
              <table:table-cell table:style-name="ce5" office:value-type="float" office:value="210.71" calcext:value-type="float">
                <text:p>210,71 EUR</text:p>
              </table:table-cell>
              <table:table-cell table:style-name="ce5" table:formula="of:=[.E32]*[.L32]" office:value-type="float" office:value="1450.2" calcext:value-type="float">
                <text:p>1.450,20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CS280</text:p>
              </table:table-cell>
              <table:table-cell table:style-name="ce2" office:value-type="string" calcext:value-type="string">
                <text:p>Computer Tulip 286</text:p>
              </table:table-cell>
              <table:table-cell table:style-name="ce2" office:value-type="string" calcext:value-type="string">
                <text:p>Tulip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2" calcext:value-type="float">
                <text:p>2</text:p>
              </table:table-cell>
              <table:table-cell table:style-name="ce4" office:value-type="float" office:value="3" calcext:value-type="float">
                <text:p>3</text:p>
              </table:table-cell>
              <table:table-cell table:style-name="ce2" office:value-type="string" calcext:value-type="string">
                <text:p>COMPUDATA</text:p>
              </table:table-cell>
              <table:table-cell table:style-name="ce2" office:value-type="string" calcext:value-type="string">
                <text:p>Brabant</text:p>
              </table:table-cell>
              <table:table-cell table:style-name="ce5" office:value-type="float" office:value="493.31" calcext:value-type="float">
                <text:p>493,31 EUR</text:p>
              </table:table-cell>
              <table:table-cell table:style-name="ce5" office:value-type="float" office:value="884.98" calcext:value-type="float">
                <text:p>884,98 EUR</text:p>
              </table:table-cell>
              <table:table-cell table:style-name="ce5" table:formula="of:=[.E33]*[.L33]" office:value-type="float" office:value="1479.93" calcext:value-type="float">
                <text:p>1.479,93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CS380</text:p>
              </table:table-cell>
              <table:table-cell table:style-name="ce2" office:value-type="string" calcext:value-type="string">
                <text:p>Computer Tulip 386SX</text:p>
              </table:table-cell>
              <table:table-cell table:style-name="ce2" office:value-type="string" calcext:value-type="string">
                <text:p>Tulip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4" calcext:value-type="float">
                <text:p>4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4" calcext:value-type="float">
                <text:p>4</text:p>
              </table:table-cell>
              <table:table-cell table:style-name="ce4" office:value-type="float" office:value="3" calcext:value-type="float">
                <text:p>3</text:p>
              </table:table-cell>
              <table:table-cell table:style-name="ce2" office:value-type="string" calcext:value-type="string">
                <text:p>COMPUDATA</text:p>
              </table:table-cell>
              <table:table-cell table:style-name="ce2" office:value-type="string" calcext:value-type="string">
                <text:p>Brabant</text:p>
              </table:table-cell>
              <table:table-cell table:style-name="ce5" office:value-type="float" office:value="790.78" calcext:value-type="float">
                <text:p>790,78 EUR</text:p>
              </table:table-cell>
              <table:table-cell table:style-name="ce5" office:value-type="float" office:value="1239.22" calcext:value-type="float">
                <text:p>1.239,22 EUR</text:p>
              </table:table-cell>
              <table:table-cell table:style-name="ce5" table:formula="of:=[.E34]*[.L34]" office:value-type="float" office:value="3163.12" calcext:value-type="float">
                <text:p>3.163,12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DB040</text:p>
              </table:table-cell>
              <table:table-cell table:style-name="ce2" office:value-type="string" calcext:value-type="string">
                <text:p>Diskettebox 40 x 3,5</text:p>
              </table:table-cell>
              <table:table-cell table:style-name="ce2"/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56" calcext:value-type="float">
                <text:p>56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50" calcext:value-type="float">
                <text:p>50</text:p>
              </table:table-cell>
              <table:table-cell table:style-name="ce2" office:value-type="float" office:value="25" calcext:value-type="float">
                <text:p>25</text:p>
              </table:table-cell>
              <table:table-cell table:style-name="ce4" office:value-type="float" office:value="3" calcext:value-type="float">
                <text:p>3</text:p>
              </table:table-cell>
              <table:table-cell table:style-name="ce2" office:value-type="string" calcext:value-type="string">
                <text:p>COMPUDATA</text:p>
              </table:table-cell>
              <table:table-cell table:style-name="ce2" office:value-type="string" calcext:value-type="string">
                <text:p>Brabant</text:p>
              </table:table-cell>
              <table:table-cell table:style-name="ce5" office:value-type="float" office:value="1.86" calcext:value-type="float">
                <text:p>1,86 EUR</text:p>
              </table:table-cell>
              <table:table-cell table:style-name="ce5" office:value-type="float" office:value="4.19" calcext:value-type="float">
                <text:p>4,19 EUR</text:p>
              </table:table-cell>
              <table:table-cell table:style-name="ce5" table:formula="of:=[.E35]*[.L35]" office:value-type="float" office:value="104.16" calcext:value-type="float">
                <text:p>104,16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DB050</text:p>
              </table:table-cell>
              <table:table-cell table:style-name="ce2" office:value-type="string" calcext:value-type="string">
                <text:p>Diskettebox 50 x 5,25</text:p>
              </table:table-cell>
              <table:table-cell table:style-name="ce2"/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120" calcext:value-type="float">
                <text:p>120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50" calcext:value-type="float">
                <text:p>50</text:p>
              </table:table-cell>
              <table:table-cell table:style-name="ce4" office:value-type="float" office:value="3" calcext:value-type="float">
                <text:p>3</text:p>
              </table:table-cell>
              <table:table-cell table:style-name="ce2" office:value-type="string" calcext:value-type="string">
                <text:p>COMPUDATA</text:p>
              </table:table-cell>
              <table:table-cell table:style-name="ce2" office:value-type="string" calcext:value-type="string">
                <text:p>Brabant</text:p>
              </table:table-cell>
              <table:table-cell table:style-name="ce5" office:value-type="float" office:value="1.61" calcext:value-type="float">
                <text:p>1,61 EUR</text:p>
              </table:table-cell>
              <table:table-cell table:style-name="ce5" office:value-type="float" office:value="3.72" calcext:value-type="float">
                <text:p>3,72 EUR</text:p>
              </table:table-cell>
              <table:table-cell table:style-name="ce5" table:formula="of:=[.E36]*[.L36]" office:value-type="float" office:value="193.2" calcext:value-type="float">
                <text:p>193,20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HP460</text:p>
              </table:table-cell>
              <table:table-cell table:style-name="ce2" office:value-type="string" calcext:value-type="string">
                <text:p>HP Laserjet Printer III P</text:p>
              </table:table-cell>
              <table:table-cell table:style-name="ce2" office:value-type="string" calcext:value-type="string">
                <text:p>HP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4" calcext:value-type="float">
                <text:p>4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1" calcext:value-type="float">
                <text:p>1</text:p>
              </table:table-cell>
              <table:table-cell table:style-name="ce4" office:value-type="float" office:value="3" calcext:value-type="float">
                <text:p>3</text:p>
              </table:table-cell>
              <table:table-cell table:style-name="ce2" office:value-type="string" calcext:value-type="string">
                <text:p>COMPUDATA</text:p>
              </table:table-cell>
              <table:table-cell table:style-name="ce2" office:value-type="string" calcext:value-type="string">
                <text:p>Brabant</text:p>
              </table:table-cell>
              <table:table-cell table:style-name="ce5" office:value-type="float" office:value="684.19" calcext:value-type="float">
                <text:p>684,19 EUR</text:p>
              </table:table-cell>
              <table:table-cell table:style-name="ce5" office:value-type="float" office:value="1360.94" calcext:value-type="float">
                <text:p>1.360,94 EUR</text:p>
              </table:table-cell>
              <table:table-cell table:style-name="ce5" table:formula="of:=[.E37]*[.L37]" office:value-type="float" office:value="2736.76" calcext:value-type="float">
                <text:p>2.736,76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HP500</text:p>
              </table:table-cell>
              <table:table-cell table:style-name="ce2" office:value-type="string" calcext:value-type="string">
                <text:p>HP Deskjet Printer 500</text:p>
              </table:table-cell>
              <table:table-cell table:style-name="ce2" office:value-type="string" calcext:value-type="string">
                <text:p>HP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2" calcext:value-type="float">
                <text:p>2</text:p>
              </table:table-cell>
              <table:table-cell table:number-columns-repeated="3" table:style-name="ce2" office:value-type="float" office:value="5" calcext:value-type="float">
                <text:p>5</text:p>
              </table:table-cell>
              <table:table-cell table:style-name="ce4" office:value-type="float" office:value="3" calcext:value-type="float">
                <text:p>3</text:p>
              </table:table-cell>
              <table:table-cell table:style-name="ce2" office:value-type="string" calcext:value-type="string">
                <text:p>COMPUDATA</text:p>
              </table:table-cell>
              <table:table-cell table:style-name="ce2" office:value-type="string" calcext:value-type="string">
                <text:p>Brabant</text:p>
              </table:table-cell>
              <table:table-cell table:style-name="ce5" office:value-type="float" office:value="307.39" calcext:value-type="float">
                <text:p>307,39 EUR</text:p>
              </table:table-cell>
              <table:table-cell table:style-name="ce5" office:value-type="float" office:value="495.54" calcext:value-type="float">
                <text:p>495,54 EUR</text:p>
              </table:table-cell>
              <table:table-cell table:style-name="ce5" table:formula="of:=[.E38]*[.L38]" office:value-type="float" office:value="614.78" calcext:value-type="float">
                <text:p>614,78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KX123</text:p>
              </table:table-cell>
              <table:table-cell table:style-name="ce2" office:value-type="string" calcext:value-type="string">
                <text:p>Panasonic Printer 24-naalds</text:p>
              </table:table-cell>
              <table:table-cell table:style-name="ce2" office:value-type="string" calcext:value-type="string">
                <text:p>Panasonic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2" calcext:value-type="float">
                <text:p>2</text:p>
              </table:table-cell>
              <table:table-cell table:number-columns-repeated="3" table:style-name="ce2" office:value-type="float" office:value="1" calcext:value-type="float">
                <text:p>1</text:p>
              </table:table-cell>
              <table:table-cell table:style-name="ce4" office:value-type="float" office:value="3" calcext:value-type="float">
                <text:p>3</text:p>
              </table:table-cell>
              <table:table-cell table:style-name="ce2" office:value-type="string" calcext:value-type="string">
                <text:p>COMPUDATA</text:p>
              </table:table-cell>
              <table:table-cell table:style-name="ce2" office:value-type="string" calcext:value-type="string">
                <text:p>Brabant</text:p>
              </table:table-cell>
              <table:table-cell table:style-name="ce5" office:value-type="float" office:value="195.84" calcext:value-type="float">
                <text:p>195,84 EUR</text:p>
              </table:table-cell>
              <table:table-cell table:style-name="ce5" office:value-type="float" office:value="369.36" calcext:value-type="float">
                <text:p>369,36 EUR</text:p>
              </table:table-cell>
              <table:table-cell table:style-name="ce5" table:formula="of:=[.E39]*[.L39]" office:value-type="float" office:value="391.68" calcext:value-type="float">
                <text:p>391,68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NB280</text:p>
              </table:table-cell>
              <table:table-cell table:style-name="ce2" office:value-type="string" calcext:value-type="string">
                <text:p>Notebook Proton Computer 286</text:p>
              </table:table-cell>
              <table:table-cell table:style-name="ce2" office:value-type="string" calcext:value-type="string">
                <text:p>Proton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1" calcext:value-type="float">
                <text:p>1</text:p>
              </table:table-cell>
              <table:table-cell table:style-name="ce4" office:value-type="float" office:value="3" calcext:value-type="float">
                <text:p>3</text:p>
              </table:table-cell>
              <table:table-cell table:style-name="ce2" office:value-type="string" calcext:value-type="string">
                <text:p>COMPUDATA</text:p>
              </table:table-cell>
              <table:table-cell table:style-name="ce2" office:value-type="string" calcext:value-type="string">
                <text:p>Brabant</text:p>
              </table:table-cell>
              <table:table-cell table:style-name="ce5" office:value-type="float" office:value="805.65" calcext:value-type="float">
                <text:p>805,65 EUR</text:p>
              </table:table-cell>
              <table:table-cell table:style-name="ce5" office:value-type="float" office:value="1484.88" calcext:value-type="float">
                <text:p>1.484,88 EUR</text:p>
              </table:table-cell>
              <table:table-cell table:style-name="ce5" table:formula="of:=[.E40]*[.L40]" office:value-type="float" office:value="1611.3" calcext:value-type="float">
                <text:p>1.611,30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NC200</text:p>
              </table:table-cell>
              <table:table-cell table:style-name="ce2" office:value-type="string" calcext:value-type="string">
                <text:p>Nec Printer 24-naalds</text:p>
              </table:table-cell>
              <table:table-cell table:style-name="ce2" office:value-type="string" calcext:value-type="string">
                <text:p>Nec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2" calcext:value-type="float">
                <text:p>2</text:p>
              </table:table-cell>
              <table:table-cell table:style-name="ce4" office:value-type="float" office:value="3" calcext:value-type="float">
                <text:p>3</text:p>
              </table:table-cell>
              <table:table-cell table:style-name="ce2" office:value-type="string" calcext:value-type="string">
                <text:p>COMPUDATA</text:p>
              </table:table-cell>
              <table:table-cell table:style-name="ce2" office:value-type="string" calcext:value-type="string">
                <text:p>Brabant</text:p>
              </table:table-cell>
              <table:table-cell table:style-name="ce5" office:value-type="float" office:value="205.75" calcext:value-type="float">
                <text:p>205,75 EUR</text:p>
              </table:table-cell>
              <table:table-cell table:style-name="ce5" office:value-type="float" office:value="369.36" calcext:value-type="float">
                <text:p>369,36 EUR</text:p>
              </table:table-cell>
              <table:table-cell table:style-name="ce5" table:formula="of:=[.E41]*[.L41]" office:value-type="float" office:value="617.25" calcext:value-type="float">
                <text:p>617,25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NS525</text:p>
              </table:table-cell>
              <table:table-cell table:style-name="ce2" office:value-type="string" calcext:value-type="string">
                <text:p>Nashua disk. 10 st.</text:p>
              </table:table-cell>
              <table:table-cell table:style-name="ce2" office:value-type="string" calcext:value-type="string">
                <text:p>Nashua</text:p>
              </table:table-cell>
              <table:table-cell table:style-name="ce2" office:value-type="string" calcext:value-type="string">
                <text:p>Doos</text:p>
              </table:table-cell>
              <table:table-cell table:style-name="ce2" office:value-type="float" office:value="81" calcext:value-type="float">
                <text:p>81</text:p>
              </table:table-cell>
              <table:table-cell table:style-name="ce2" office:value-type="float" office:value="50" calcext:value-type="float">
                <text:p>50</text:p>
              </table:table-cell>
              <table:table-cell table:style-name="ce2" office:value-type="float" office:value="70" calcext:value-type="float">
                <text:p>70</text:p>
              </table:table-cell>
              <table:table-cell table:style-name="ce2" office:value-type="float" office:value="50" calcext:value-type="float">
                <text:p>50</text:p>
              </table:table-cell>
              <table:table-cell table:style-name="ce4" office:value-type="float" office:value="3" calcext:value-type="float">
                <text:p>3</text:p>
              </table:table-cell>
              <table:table-cell table:style-name="ce2" office:value-type="string" calcext:value-type="string">
                <text:p>COMPUDATA</text:p>
              </table:table-cell>
              <table:table-cell table:style-name="ce2" office:value-type="string" calcext:value-type="string">
                <text:p>Brabant</text:p>
              </table:table-cell>
              <table:table-cell table:style-name="ce5" office:value-type="float" office:value="2.73" calcext:value-type="float">
                <text:p>2,73 EUR</text:p>
              </table:table-cell>
              <table:table-cell table:style-name="ce5" office:value-type="float" office:value="4.71" calcext:value-type="float">
                <text:p>4,71 EUR</text:p>
              </table:table-cell>
              <table:table-cell table:style-name="ce5" table:formula="of:=[.E42]*[.L42]" office:value-type="float" office:value="221.13" calcext:value-type="float">
                <text:p>221,13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SD350</text:p>
              </table:table-cell>
              <table:table-cell table:style-name="ce2" office:value-type="string" calcext:value-type="string">
                <text:p>Sentinel Disk. 3,5 10 st.</text:p>
              </table:table-cell>
              <table:table-cell table:style-name="ce2" office:value-type="string" calcext:value-type="string">
                <text:p>Sentinel</text:p>
              </table:table-cell>
              <table:table-cell table:style-name="ce2" office:value-type="string" calcext:value-type="string">
                <text:p>Doos</text:p>
              </table:table-cell>
              <table:table-cell table:style-name="ce2" office:value-type="float" office:value="54" calcext:value-type="float">
                <text:p>54</text:p>
              </table:table-cell>
              <table:table-cell table:style-name="ce2" office:value-type="float" office:value="25" calcext:value-type="float">
                <text:p>25</text:p>
              </table:table-cell>
              <table:table-cell table:style-name="ce2" office:value-type="float" office:value="60" calcext:value-type="float">
                <text:p>60</text:p>
              </table:table-cell>
              <table:table-cell table:style-name="ce2" office:value-type="float" office:value="25" calcext:value-type="float">
                <text:p>25</text:p>
              </table:table-cell>
              <table:table-cell table:style-name="ce4" office:value-type="float" office:value="3" calcext:value-type="float">
                <text:p>3</text:p>
              </table:table-cell>
              <table:table-cell table:style-name="ce2" office:value-type="string" calcext:value-type="string">
                <text:p>COMPUDATA</text:p>
              </table:table-cell>
              <table:table-cell table:style-name="ce2" office:value-type="string" calcext:value-type="string">
                <text:p>Brabant</text:p>
              </table:table-cell>
              <table:table-cell table:style-name="ce5" office:value-type="float" office:value="11.16" calcext:value-type="float">
                <text:p>11,16 EUR</text:p>
              </table:table-cell>
              <table:table-cell table:style-name="ce5" office:value-type="float" office:value="17.1" calcext:value-type="float">
                <text:p>17,10 EUR</text:p>
              </table:table-cell>
              <table:table-cell table:style-name="ce5" table:formula="of:=[.E43]*[.L43]" office:value-type="float" office:value="602.64" calcext:value-type="float">
                <text:p>602,64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SD525</text:p>
              </table:table-cell>
              <table:table-cell table:style-name="ce2" office:value-type="string" calcext:value-type="string">
                <text:p>Sentinel Disk. 5,25 10 st.</text:p>
              </table:table-cell>
              <table:table-cell table:style-name="ce2" office:value-type="string" calcext:value-type="string">
                <text:p>Sentinel</text:p>
              </table:table-cell>
              <table:table-cell table:style-name="ce2" office:value-type="string" calcext:value-type="string">
                <text:p>Doos</text:p>
              </table:table-cell>
              <table:table-cell table:style-name="ce2" office:value-type="float" office:value="60" calcext:value-type="float">
                <text:p>60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50" calcext:value-type="float">
                <text:p>50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4" office:value-type="float" office:value="3" calcext:value-type="float">
                <text:p>3</text:p>
              </table:table-cell>
              <table:table-cell table:style-name="ce2" office:value-type="string" calcext:value-type="string">
                <text:p>COMPUDATA</text:p>
              </table:table-cell>
              <table:table-cell table:style-name="ce2" office:value-type="string" calcext:value-type="string">
                <text:p>Brabant</text:p>
              </table:table-cell>
              <table:table-cell table:style-name="ce5" office:value-type="float" office:value="3.97" calcext:value-type="float">
                <text:p>3,97 EUR</text:p>
              </table:table-cell>
              <table:table-cell table:style-name="ce5" office:value-type="float" office:value="7.93" calcext:value-type="float">
                <text:p>7,93 EUR</text:p>
              </table:table-cell>
              <table:table-cell table:style-name="ce5" table:formula="of:=[.E44]*[.L44]" office:value-type="float" office:value="238.2" calcext:value-type="float">
                <text:p>238,20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SP460</text:p>
              </table:table-cell>
              <table:table-cell table:style-name="ce2" office:value-type="string" calcext:value-type="string">
                <text:p>Star Laserprinter LS4</text:p>
              </table:table-cell>
              <table:table-cell table:style-name="ce2" office:value-type="string" calcext:value-type="string">
                <text:p>Star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1" calcext:value-type="float">
                <text:p>1</text:p>
              </table:table-cell>
              <table:table-cell table:style-name="ce4" office:value-type="float" office:value="3" calcext:value-type="float">
                <text:p>3</text:p>
              </table:table-cell>
              <table:table-cell table:style-name="ce2" office:value-type="string" calcext:value-type="string">
                <text:p>COMPUDATA</text:p>
              </table:table-cell>
              <table:table-cell table:style-name="ce2" office:value-type="string" calcext:value-type="string">
                <text:p>Brabant</text:p>
              </table:table-cell>
              <table:table-cell table:style-name="ce5" office:value-type="float" office:value="557.76" calcext:value-type="float">
                <text:p>557,76 EUR</text:p>
              </table:table-cell>
              <table:table-cell table:style-name="ce5" office:value-type="float" office:value="1162.62" calcext:value-type="float">
                <text:p>1.162,62 EUR</text:p>
              </table:table-cell>
              <table:table-cell table:style-name="ce5" table:formula="of:=[.E45]*[.L45]" office:value-type="float" office:value="1673.28" calcext:value-type="float">
                <text:p>1.673,28 EUR</text:p>
              </table:table-cell>
              <table:table-cell table:number-columns-repeated="1010"/>
            </table:table-row>
          </table:table-row-group>
          <table:table-row table:style-name="ro1">
            <table:table-cell table:style-name="ce2" table:number-columns-repeated="8"/>
            <table:table-cell table:style-name="ce4"/>
            <table:table-cell table:style-name="ce2"/>
            <table:table-cell table:style-name="ce10" office:value-type="string" calcext:value-type="string">
              <text:p>Brabant Som</text:p>
            </table:table-cell>
            <table:table-cell table:style-name="ce5" table:number-columns-repeated="2"/>
            <table:table-cell table:style-name="ce12" table:formula="of:=SUBTOTAL(9;[$Producten.$N$31:$Producten.$N$45])" office:value-type="float" office:value="15649.36" calcext:value-type="float">
              <text:p>15649,36</text:p>
            </table:table-cell>
            <table:table-cell table:number-columns-repeated="1010"/>
          </table:table-row>
          <table:table-row-group table:display="false">
            <table:table-row table:style-name="ro1" table:visibility="collapse">
              <table:table-cell table:style-name="ce2" office:value-type="string" calcext:value-type="string">
                <text:p>CD614</text:p>
              </table:table-cell>
              <table:table-cell table:style-name="ce2" office:value-type="string" calcext:value-type="string">
                <text:p>Philips CD-speler</text:p>
              </table:table-cell>
              <table:table-cell table:style-name="ce2" office:value-type="string" calcext:value-type="string">
                <text:p>Philips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5" calcext:value-type="float">
                <text:p>5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3" calcext:value-type="float">
                <text:p>3</text:p>
              </table:table-cell>
              <table:table-cell table:style-name="ce4" office:value-type="float" office:value="1" calcext:value-type="float">
                <text:p>1</text:p>
              </table:table-cell>
              <table:table-cell table:style-name="ce2" office:value-type="string" calcext:value-type="string">
                <text:p>NV PHILIPS</text:p>
              </table:table-cell>
              <table:table-cell table:style-name="ce2" office:value-type="string" calcext:value-type="string">
                <text:p>Limburg</text:p>
              </table:table-cell>
              <table:table-cell table:style-name="ce5" office:value-type="float" office:value="86.51" calcext:value-type="float">
                <text:p>86,51 EUR</text:p>
              </table:table-cell>
              <table:table-cell table:style-name="ce5" office:value-type="float" office:value="171.05" calcext:value-type="float">
                <text:p>171,05 EUR</text:p>
              </table:table-cell>
              <table:table-cell table:style-name="ce5" table:formula="of:=[.E47]*[.L47]" office:value-type="float" office:value="432.55" calcext:value-type="float">
                <text:p>432,55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CR700</text:p>
              </table:table-cell>
              <table:table-cell table:style-name="ce2" office:value-type="string" calcext:value-type="string">
                <text:p>Clarion Autoradio</text:p>
              </table:table-cell>
              <table:table-cell table:style-name="ce2" office:value-type="string" calcext:value-type="string">
                <text:p>Clarion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1" calcext:value-type="float">
                <text:p>1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4" office:value-type="float" office:value="6" calcext:value-type="float">
                <text:p>6</text:p>
              </table:table-cell>
              <table:table-cell table:style-name="ce2" office:value-type="string" calcext:value-type="string">
                <text:p>HIFISTAR</text:p>
              </table:table-cell>
              <table:table-cell table:style-name="ce2" office:value-type="string" calcext:value-type="string">
                <text:p>Limburg</text:p>
              </table:table-cell>
              <table:table-cell table:style-name="ce5" office:value-type="float" office:value="180.96" calcext:value-type="float">
                <text:p>180,96 EUR</text:p>
              </table:table-cell>
              <table:table-cell table:style-name="ce5" office:value-type="float" office:value="319.78" calcext:value-type="float">
                <text:p>319,78 EUR</text:p>
              </table:table-cell>
              <table:table-cell table:style-name="ce5" table:formula="of:=[.E48]*[.L48]" office:value-type="float" office:value="180.96" calcext:value-type="float">
                <text:p>180,96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DE760</text:p>
              </table:table-cell>
              <table:table-cell table:style-name="ce2" office:value-type="string" calcext:value-type="string">
                <text:p>Pioneer Autoradio-CD</text:p>
              </table:table-cell>
              <table:table-cell table:style-name="ce2" office:value-type="string" calcext:value-type="string">
                <text:p>Pioneer</text:p>
              </table:table-cell>
              <table:table-cell table:style-name="ce2" office:value-type="string" calcext:value-type="string">
                <text:p>Stuk</text:p>
              </table:table-cell>
              <table:table-cell table:number-columns-repeated="2" table:style-name="ce2" office:value-type="float" office:value="1" calcext:value-type="float">
                <text:p>1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1" calcext:value-type="float">
                <text:p>1</text:p>
              </table:table-cell>
              <table:table-cell table:style-name="ce4" office:value-type="float" office:value="6" calcext:value-type="float">
                <text:p>6</text:p>
              </table:table-cell>
              <table:table-cell table:style-name="ce2" office:value-type="string" calcext:value-type="string">
                <text:p>HIFISTAR</text:p>
              </table:table-cell>
              <table:table-cell table:style-name="ce2" office:value-type="string" calcext:value-type="string">
                <text:p>Limburg</text:p>
              </table:table-cell>
              <table:table-cell table:style-name="ce5" office:value-type="float" office:value="250.37" calcext:value-type="float">
                <text:p>250,37 EUR</text:p>
              </table:table-cell>
              <table:table-cell table:style-name="ce5" office:value-type="float" office:value="443.73" calcext:value-type="float">
                <text:p>443,73 EUR</text:p>
              </table:table-cell>
              <table:table-cell table:style-name="ce5" table:formula="of:=[.E49]*[.L49]" office:value-type="float" office:value="250.37" calcext:value-type="float">
                <text:p>250,37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GM620</text:p>
              </table:table-cell>
              <table:table-cell table:style-name="ce2" office:value-type="string" calcext:value-type="string">
                <text:p>Pioneer Booster 2 x 35 W</text:p>
              </table:table-cell>
              <table:table-cell table:style-name="ce2" office:value-type="string" calcext:value-type="string">
                <text:p>Pioneer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1" calcext:value-type="float">
                <text:p>1</text:p>
              </table:table-cell>
              <table:table-cell table:style-name="ce4" office:value-type="float" office:value="6" calcext:value-type="float">
                <text:p>6</text:p>
              </table:table-cell>
              <table:table-cell table:style-name="ce2" office:value-type="string" calcext:value-type="string">
                <text:p>HIFISTAR</text:p>
              </table:table-cell>
              <table:table-cell table:style-name="ce2" office:value-type="string" calcext:value-type="string">
                <text:p>Limburg</text:p>
              </table:table-cell>
              <table:table-cell table:style-name="ce5" office:value-type="float" office:value="44.37" calcext:value-type="float">
                <text:p>44,37 EUR</text:p>
              </table:table-cell>
              <table:table-cell table:style-name="ce5" office:value-type="float" office:value="86.51" calcext:value-type="float">
                <text:p>86,51 EUR</text:p>
              </table:table-cell>
              <table:table-cell table:style-name="ce5" table:formula="of:=[.E50]*[.L50]" office:value-type="float" office:value="88.74" calcext:value-type="float">
                <text:p>88,74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GR122</text:p>
              </table:table-cell>
              <table:table-cell table:style-name="ce2" office:value-type="string" calcext:value-type="string">
                <text:p>Philips TV 37 cm scherm</text:p>
              </table:table-cell>
              <table:table-cell table:style-name="ce2" office:value-type="string" calcext:value-type="string">
                <text:p>Philips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4" calcext:value-type="float">
                <text:p>4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4" office:value-type="float" office:value="1" calcext:value-type="float">
                <text:p>1</text:p>
              </table:table-cell>
              <table:table-cell table:style-name="ce2" office:value-type="string" calcext:value-type="string">
                <text:p>NV PHILIPS</text:p>
              </table:table-cell>
              <table:table-cell table:style-name="ce2" office:value-type="string" calcext:value-type="string">
                <text:p>Limburg</text:p>
              </table:table-cell>
              <table:table-cell table:style-name="ce5" office:value-type="float" office:value="166.09" calcext:value-type="float">
                <text:p>166,09 EUR</text:p>
              </table:table-cell>
              <table:table-cell table:style-name="ce5" office:value-type="float" office:value="294.99" calcext:value-type="float">
                <text:p>294,99 EUR</text:p>
              </table:table-cell>
              <table:table-cell table:style-name="ce5" table:formula="of:=[.E51]*[.L51]" office:value-type="float" office:value="664.36" calcext:value-type="float">
                <text:p>664,36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GR714</text:p>
              </table:table-cell>
              <table:table-cell table:style-name="ce2" office:value-type="string" calcext:value-type="string">
                <text:p>Philips stereo TV</text:p>
              </table:table-cell>
              <table:table-cell table:style-name="ce2" office:value-type="string" calcext:value-type="string">
                <text:p>Philips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2" calcext:value-type="float">
                <text:p>2</text:p>
              </table:table-cell>
              <table:table-cell table:style-name="ce4" office:value-type="float" office:value="1" calcext:value-type="float">
                <text:p>1</text:p>
              </table:table-cell>
              <table:table-cell table:style-name="ce2" office:value-type="string" calcext:value-type="string">
                <text:p>NV PHILIPS</text:p>
              </table:table-cell>
              <table:table-cell table:style-name="ce2" office:value-type="string" calcext:value-type="string">
                <text:p>Limburg</text:p>
              </table:table-cell>
              <table:table-cell table:style-name="ce5" office:value-type="float" office:value="671.79" calcext:value-type="float">
                <text:p>671,79 EUR</text:p>
              </table:table-cell>
              <table:table-cell table:style-name="ce5" office:value-type="float" office:value="989.1" calcext:value-type="float">
                <text:p>989,10 EUR</text:p>
              </table:table-cell>
              <table:table-cell table:style-name="ce5" table:formula="of:=[.E52]*[.L52]" office:value-type="float" office:value="1343.58" calcext:value-type="float">
                <text:p>1.343,58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GR973</text:p>
              </table:table-cell>
              <table:table-cell table:style-name="ce2" office:value-type="string" calcext:value-type="string">
                <text:p>Philips TV</text:p>
              </table:table-cell>
              <table:table-cell table:style-name="ce2" office:value-type="string" calcext:value-type="string">
                <text:p>Philips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1" calcext:value-type="float">
                <text:p>1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2" calcext:value-type="float">
                <text:p>2</text:p>
              </table:table-cell>
              <table:table-cell table:style-name="ce4" office:value-type="float" office:value="1" calcext:value-type="float">
                <text:p>1</text:p>
              </table:table-cell>
              <table:table-cell table:style-name="ce2" office:value-type="string" calcext:value-type="string">
                <text:p>NV PHILIPS</text:p>
              </table:table-cell>
              <table:table-cell table:style-name="ce2" office:value-type="string" calcext:value-type="string">
                <text:p>Limburg</text:p>
              </table:table-cell>
              <table:table-cell table:style-name="ce5" office:value-type="float" office:value="627.17" calcext:value-type="float">
                <text:p>627,17 EUR</text:p>
              </table:table-cell>
              <table:table-cell table:style-name="ce5" office:value-type="float" office:value="964.31" calcext:value-type="float">
                <text:p>964,31 EUR</text:p>
              </table:table-cell>
              <table:table-cell table:style-name="ce5" table:formula="of:=[.E53]*[.L53]" office:value-type="float" office:value="627.17" calcext:value-type="float">
                <text:p>627,17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KC652</text:p>
              </table:table-cell>
              <table:table-cell table:style-name="ce2" office:value-type="string" calcext:value-type="string">
                <text:p>Kenwood Autoradio-cassette</text:p>
              </table:table-cell>
              <table:table-cell table:style-name="ce2" office:value-type="string" calcext:value-type="string">
                <text:p>Kenwood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1" calcext:value-type="float">
                <text:p>1</text:p>
              </table:table-cell>
              <table:table-cell table:style-name="ce4" office:value-type="float" office:value="6" calcext:value-type="float">
                <text:p>6</text:p>
              </table:table-cell>
              <table:table-cell table:style-name="ce2" office:value-type="string" calcext:value-type="string">
                <text:p>HIFISTAR</text:p>
              </table:table-cell>
              <table:table-cell table:style-name="ce2" office:value-type="string" calcext:value-type="string">
                <text:p>Limburg</text:p>
              </table:table-cell>
              <table:table-cell table:style-name="ce5" office:value-type="float" office:value="188.4" calcext:value-type="float">
                <text:p>188,40 EUR</text:p>
              </table:table-cell>
              <table:table-cell table:style-name="ce5" office:value-type="float" office:value="394.15" calcext:value-type="float">
                <text:p>394,15 EUR</text:p>
              </table:table-cell>
              <table:table-cell table:style-name="ce5" table:formula="of:=[.E54]*[.L54]" office:value-type="float" office:value="376.8" calcext:value-type="float">
                <text:p>376,80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KE373</text:p>
              </table:table-cell>
              <table:table-cell table:style-name="ce2" office:value-type="string" calcext:value-type="string">
                <text:p>Clarion Autoradio RDS</text:p>
              </table:table-cell>
              <table:table-cell table:style-name="ce2" office:value-type="string" calcext:value-type="string">
                <text:p>Clarion</text:p>
              </table:table-cell>
              <table:table-cell table:style-name="ce2" office:value-type="string" calcext:value-type="string">
                <text:p>Stuk</text:p>
              </table:table-cell>
              <table:table-cell table:number-columns-repeated="2" table:style-name="ce2" office:value-type="float" office:value="1" calcext:value-type="float">
                <text:p>1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1" calcext:value-type="float">
                <text:p>1</text:p>
              </table:table-cell>
              <table:table-cell table:style-name="ce4" office:value-type="float" office:value="6" calcext:value-type="float">
                <text:p>6</text:p>
              </table:table-cell>
              <table:table-cell table:style-name="ce2" office:value-type="string" calcext:value-type="string">
                <text:p>HIFISTAR</text:p>
              </table:table-cell>
              <table:table-cell table:style-name="ce2" office:value-type="string" calcext:value-type="string">
                <text:p>Limburg</text:p>
              </table:table-cell>
              <table:table-cell table:style-name="ce5" office:value-type="float" office:value="128.9" calcext:value-type="float">
                <text:p>128,90 EUR</text:p>
              </table:table-cell>
              <table:table-cell table:style-name="ce5" office:value-type="float" office:value="222.86" calcext:value-type="float">
                <text:p>222,86 EUR</text:p>
              </table:table-cell>
              <table:table-cell table:style-name="ce5" table:formula="of:=[.E55]*[.L55]" office:value-type="float" office:value="128.9" calcext:value-type="float">
                <text:p>128,90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KE630</text:p>
              </table:table-cell>
              <table:table-cell table:style-name="ce2" office:value-type="string" calcext:value-type="string">
                <text:p>Pioneer CD-set</text:p>
              </table:table-cell>
              <table:table-cell table:style-name="ce2" office:value-type="string" calcext:value-type="string">
                <text:p>Pioneer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1" calcext:value-type="float">
                <text:p>1</text:p>
              </table:table-cell>
              <table:table-cell table:number-columns-repeated="2" table:style-name="ce2" office:value-type="float" office:value="0" calcext:value-type="float">
                <text:p>0</text:p>
              </table:table-cell>
              <table:table-cell table:style-name="ce2" office:value-type="float" office:value="1" calcext:value-type="float">
                <text:p>1</text:p>
              </table:table-cell>
              <table:table-cell table:style-name="ce4" office:value-type="float" office:value="6" calcext:value-type="float">
                <text:p>6</text:p>
              </table:table-cell>
              <table:table-cell table:style-name="ce2" office:value-type="string" calcext:value-type="string">
                <text:p>HIFISTAR</text:p>
              </table:table-cell>
              <table:table-cell table:style-name="ce2" office:value-type="string" calcext:value-type="string">
                <text:p>Limburg</text:p>
              </table:table-cell>
              <table:table-cell table:style-name="ce5" office:value-type="float" office:value="334.66" calcext:value-type="float">
                <text:p>334,66 EUR</text:p>
              </table:table-cell>
              <table:table-cell table:style-name="ce5" office:value-type="float" office:value="669.06" calcext:value-type="float">
                <text:p>669,06 EUR</text:p>
              </table:table-cell>
              <table:table-cell table:style-name="ce5" table:formula="of:=[.E56]*[.L56]" office:value-type="float" office:value="334.66" calcext:value-type="float">
                <text:p>334,66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ML202</text:p>
              </table:table-cell>
              <table:table-cell table:style-name="ce2" office:value-type="string" calcext:value-type="string">
                <text:p>Macrom Eindversterker auto</text:p>
              </table:table-cell>
              <table:table-cell table:style-name="ce2" office:value-type="string" calcext:value-type="string">
                <text:p>Macrom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1" calcext:value-type="float">
                <text:p>1</text:p>
              </table:table-cell>
              <table:table-cell table:number-columns-repeated="2" table:style-name="ce2" office:value-type="float" office:value="0" calcext:value-type="float">
                <text:p>0</text:p>
              </table:table-cell>
              <table:table-cell table:style-name="ce2" office:value-type="float" office:value="1" calcext:value-type="float">
                <text:p>1</text:p>
              </table:table-cell>
              <table:table-cell table:style-name="ce4" office:value-type="float" office:value="6" calcext:value-type="float">
                <text:p>6</text:p>
              </table:table-cell>
              <table:table-cell table:style-name="ce2" office:value-type="string" calcext:value-type="string">
                <text:p>HIFISTAR</text:p>
              </table:table-cell>
              <table:table-cell table:style-name="ce2" office:value-type="string" calcext:value-type="string">
                <text:p>Limburg</text:p>
              </table:table-cell>
              <table:table-cell table:style-name="ce5" office:value-type="float" office:value="38.18" calcext:value-type="float">
                <text:p>38,18 EUR</text:p>
              </table:table-cell>
              <table:table-cell table:style-name="ce5" office:value-type="float" office:value="98.91" calcext:value-type="float">
                <text:p>98,91 EUR</text:p>
              </table:table-cell>
              <table:table-cell table:style-name="ce5" table:formula="of:=[.E57]*[.L57]" office:value-type="float" office:value="38.18" calcext:value-type="float">
                <text:p>38,18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ML220</text:p>
              </table:table-cell>
              <table:table-cell table:style-name="ce2" office:value-type="string" calcext:value-type="string">
                <text:p>Macrom Autoradio-cassette</text:p>
              </table:table-cell>
              <table:table-cell table:style-name="ce2" office:value-type="string" calcext:value-type="string">
                <text:p>Macrom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1" calcext:value-type="float">
                <text:p>1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4" office:value-type="float" office:value="6" calcext:value-type="float">
                <text:p>6</text:p>
              </table:table-cell>
              <table:table-cell table:style-name="ce2" office:value-type="string" calcext:value-type="string">
                <text:p>HIFISTAR</text:p>
              </table:table-cell>
              <table:table-cell table:style-name="ce2" office:value-type="string" calcext:value-type="string">
                <text:p>Limburg</text:p>
              </table:table-cell>
              <table:table-cell table:style-name="ce5" office:value-type="float" office:value="153.69" calcext:value-type="float">
                <text:p>153,69 EUR</text:p>
              </table:table-cell>
              <table:table-cell table:style-name="ce5" office:value-type="float" office:value="294.99" calcext:value-type="float">
                <text:p>294,99 EUR</text:p>
              </table:table-cell>
              <table:table-cell table:style-name="ce5" table:formula="of:=[.E58]*[.L58]" office:value-type="float" office:value="307.38" calcext:value-type="float">
                <text:p>307,38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ML501</text:p>
              </table:table-cell>
              <table:table-cell table:style-name="ce2" office:value-type="string" calcext:value-type="string">
                <text:p>Macrom autoluidspreker 90 W</text:p>
              </table:table-cell>
              <table:table-cell table:style-name="ce2" office:value-type="string" calcext:value-type="string">
                <text:p>Macrom</text:p>
              </table:table-cell>
              <table:table-cell table:style-name="ce2" office:value-type="string" calcext:value-type="string">
                <text:p>Paar</text:p>
              </table:table-cell>
              <table:table-cell table:style-name="ce2" office:value-type="float" office:value="5" calcext:value-type="float">
                <text:p>5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2" calcext:value-type="float">
                <text:p>2</text:p>
              </table:table-cell>
              <table:table-cell table:style-name="ce4" office:value-type="float" office:value="6" calcext:value-type="float">
                <text:p>6</text:p>
              </table:table-cell>
              <table:table-cell table:style-name="ce2" office:value-type="string" calcext:value-type="string">
                <text:p>HIFISTAR</text:p>
              </table:table-cell>
              <table:table-cell table:style-name="ce2" office:value-type="string" calcext:value-type="string">
                <text:p>Limburg</text:p>
              </table:table-cell>
              <table:table-cell table:style-name="ce5" office:value-type="float" office:value="34.71" calcext:value-type="float">
                <text:p>34,71 EUR</text:p>
              </table:table-cell>
              <table:table-cell table:style-name="ce5" office:value-type="float" office:value="68.17" calcext:value-type="float">
                <text:p>68,17 EUR</text:p>
              </table:table-cell>
              <table:table-cell table:style-name="ce5" table:formula="of:=[.E59]*[.L59]" office:value-type="float" office:value="173.55" calcext:value-type="float">
                <text:p>173,55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PC200</text:p>
              </table:table-cell>
              <table:table-cell table:style-name="ce2" office:value-type="string" calcext:value-type="string">
                <text:p>Philips Notebook Computer 28</text:p>
              </table:table-cell>
              <table:table-cell table:style-name="ce2" office:value-type="string" calcext:value-type="string">
                <text:p>Philips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1" calcext:value-type="float">
                <text:p>1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4" office:value-type="float" office:value="1" calcext:value-type="float">
                <text:p>1</text:p>
              </table:table-cell>
              <table:table-cell table:style-name="ce2" office:value-type="string" calcext:value-type="string">
                <text:p>NV PHILIPS</text:p>
              </table:table-cell>
              <table:table-cell table:style-name="ce2" office:value-type="string" calcext:value-type="string">
                <text:p>Limburg</text:p>
              </table:table-cell>
              <table:table-cell table:style-name="ce5" office:value-type="float" office:value="1368.37" calcext:value-type="float">
                <text:p>1.368,37 EUR</text:p>
              </table:table-cell>
              <table:table-cell table:style-name="ce5" office:value-type="float" office:value="2476.46" calcext:value-type="float">
                <text:p>2.476,46 EUR</text:p>
              </table:table-cell>
              <table:table-cell table:style-name="ce5" table:formula="of:=[.E60]*[.L60]" office:value-type="float" office:value="2736.74" calcext:value-type="float">
                <text:p>2.736,74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PC334</text:p>
              </table:table-cell>
              <table:table-cell table:style-name="ce2" office:value-type="string" calcext:value-type="string">
                <text:p>Philips 386SX Computer</text:p>
              </table:table-cell>
              <table:table-cell table:style-name="ce2" office:value-type="string" calcext:value-type="string">
                <text:p>Philips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2" calcext:value-type="float">
                <text:p>2</text:p>
              </table:table-cell>
              <table:table-cell table:style-name="ce4" office:value-type="float" office:value="1" calcext:value-type="float">
                <text:p>1</text:p>
              </table:table-cell>
              <table:table-cell table:style-name="ce2" office:value-type="string" calcext:value-type="string">
                <text:p>NV PHILIPS</text:p>
              </table:table-cell>
              <table:table-cell table:style-name="ce2" office:value-type="string" calcext:value-type="string">
                <text:p>Limburg</text:p>
              </table:table-cell>
              <table:table-cell table:style-name="ce5" office:value-type="float" office:value="1120.48" calcext:value-type="float">
                <text:p>1.120,48 EUR</text:p>
              </table:table-cell>
              <table:table-cell table:style-name="ce5" office:value-type="float" office:value="2136.84" calcext:value-type="float">
                <text:p>2.136,84 EUR</text:p>
              </table:table-cell>
              <table:table-cell table:style-name="ce5" table:formula="of:=[.E61]*[.L61]" office:value-type="float" office:value="3361.44" calcext:value-type="float">
                <text:p>3.361,44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PC337</text:p>
              </table:table-cell>
              <table:table-cell table:style-name="ce2" office:value-type="string" calcext:value-type="string">
                <text:p>Philips 386 Mini-tower</text:p>
              </table:table-cell>
              <table:table-cell table:style-name="ce2" office:value-type="string" calcext:value-type="string">
                <text:p>Philips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1" calcext:value-type="float">
                <text:p>1</text:p>
              </table:table-cell>
              <table:table-cell table:style-name="ce4" office:value-type="float" office:value="1" calcext:value-type="float">
                <text:p>1</text:p>
              </table:table-cell>
              <table:table-cell table:style-name="ce2" office:value-type="string" calcext:value-type="string">
                <text:p>NV PHILIPS</text:p>
              </table:table-cell>
              <table:table-cell table:style-name="ce2" office:value-type="string" calcext:value-type="string">
                <text:p>Limburg</text:p>
              </table:table-cell>
              <table:table-cell table:style-name="ce5" office:value-type="float" office:value="1338.63" calcext:value-type="float">
                <text:p>1.338,63 EUR</text:p>
              </table:table-cell>
              <table:table-cell table:style-name="ce5" office:value-type="float" office:value="2446.71" calcext:value-type="float">
                <text:p>2.446,71 EUR</text:p>
              </table:table-cell>
              <table:table-cell table:style-name="ce5" table:formula="of:=[.E62]*[.L62]" office:value-type="float" office:value="2677.26" calcext:value-type="float">
                <text:p>2.677,26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PT350</text:p>
              </table:table-cell>
              <table:table-cell table:style-name="ce2" office:value-type="string" calcext:value-type="string">
                <text:p>Philips Tuner Digitaal</text:p>
              </table:table-cell>
              <table:table-cell table:style-name="ce2" office:value-type="string" calcext:value-type="string">
                <text:p>Philips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2" calcext:value-type="float">
                <text:p>2</text:p>
              </table:table-cell>
              <table:table-cell table:style-name="ce4" office:value-type="float" office:value="1" calcext:value-type="float">
                <text:p>1</text:p>
              </table:table-cell>
              <table:table-cell table:style-name="ce2" office:value-type="string" calcext:value-type="string">
                <text:p>NV PHILIPS</text:p>
              </table:table-cell>
              <table:table-cell table:style-name="ce2" office:value-type="string" calcext:value-type="string">
                <text:p>Limburg</text:p>
              </table:table-cell>
              <table:table-cell table:style-name="ce5" office:value-type="float" office:value="86.76" calcext:value-type="float">
                <text:p>86,76 EUR</text:p>
              </table:table-cell>
              <table:table-cell table:style-name="ce5" office:value-type="float" office:value="168.57" calcext:value-type="float">
                <text:p>168,57 EUR</text:p>
              </table:table-cell>
              <table:table-cell table:style-name="ce5" table:formula="of:=[.E63]*[.L63]" office:value-type="float" office:value="260.28" calcext:value-type="float">
                <text:p>260,28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RD330</text:p>
              </table:table-cell>
              <table:table-cell table:style-name="ce2" office:value-type="string" calcext:value-type="string">
                <text:p>Philips Portable Radio-cass.</text:p>
              </table:table-cell>
              <table:table-cell table:style-name="ce2" office:value-type="string" calcext:value-type="string">
                <text:p>Philips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4" calcext:value-type="float">
                <text:p>4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4" office:value-type="float" office:value="1" calcext:value-type="float">
                <text:p>1</text:p>
              </table:table-cell>
              <table:table-cell table:style-name="ce2" office:value-type="string" calcext:value-type="string">
                <text:p>NV PHILIPS</text:p>
              </table:table-cell>
              <table:table-cell table:style-name="ce2" office:value-type="string" calcext:value-type="string">
                <text:p>Limburg</text:p>
              </table:table-cell>
              <table:table-cell table:style-name="ce5" office:value-type="float" office:value="44.62" calcext:value-type="float">
                <text:p>44,62 EUR</text:p>
              </table:table-cell>
              <table:table-cell table:style-name="ce5" office:value-type="float" office:value="86.76" calcext:value-type="float">
                <text:p>86,76 EUR</text:p>
              </table:table-cell>
              <table:table-cell table:style-name="ce5" table:formula="of:=[.E64]*[.L64]" office:value-type="float" office:value="133.86" calcext:value-type="float">
                <text:p>133,86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SM123</text:p>
              </table:table-cell>
              <table:table-cell table:style-name="ce2" office:value-type="string" calcext:value-type="string">
                <text:p>Philips Soundmixer</text:p>
              </table:table-cell>
              <table:table-cell table:style-name="ce2" office:value-type="string" calcext:value-type="string">
                <text:p>Philips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1" calcext:value-type="float">
                <text:p>1</text:p>
              </table:table-cell>
              <table:table-cell table:style-name="ce4" office:value-type="float" office:value="1" calcext:value-type="float">
                <text:p>1</text:p>
              </table:table-cell>
              <table:table-cell table:style-name="ce2" office:value-type="string" calcext:value-type="string">
                <text:p>NV PHILIPS</text:p>
              </table:table-cell>
              <table:table-cell table:style-name="ce2" office:value-type="string" calcext:value-type="string">
                <text:p>Limburg</text:p>
              </table:table-cell>
              <table:table-cell table:style-name="ce5" office:value-type="float" office:value="166.09" calcext:value-type="float">
                <text:p>166,09 EUR</text:p>
              </table:table-cell>
              <table:table-cell table:style-name="ce5" office:value-type="float" office:value="304.91" calcext:value-type="float">
                <text:p>304,91 EUR</text:p>
              </table:table-cell>
              <table:table-cell table:style-name="ce5" table:formula="of:=[.E65]*[.L65]" office:value-type="float" office:value="332.18" calcext:value-type="float">
                <text:p>332,18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TS462</text:p>
              </table:table-cell>
              <table:table-cell table:style-name="ce2" office:value-type="string" calcext:value-type="string">
                <text:p>Pioneer autoluidspreker 40 W</text:p>
              </table:table-cell>
              <table:table-cell table:style-name="ce2" office:value-type="string" calcext:value-type="string">
                <text:p>Pioneer</text:p>
              </table:table-cell>
              <table:table-cell table:style-name="ce2" office:value-type="string" calcext:value-type="string">
                <text:p>Paar</text:p>
              </table:table-cell>
              <table:table-cell table:style-name="ce2" office:value-type="float" office:value="5" calcext:value-type="float">
                <text:p>5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4" calcext:value-type="float">
                <text:p>4</text:p>
              </table:table-cell>
              <table:table-cell table:style-name="ce4" office:value-type="float" office:value="6" calcext:value-type="float">
                <text:p>6</text:p>
              </table:table-cell>
              <table:table-cell table:style-name="ce2" office:value-type="string" calcext:value-type="string">
                <text:p>HIFISTAR</text:p>
              </table:table-cell>
              <table:table-cell table:style-name="ce2" office:value-type="string" calcext:value-type="string">
                <text:p>Limburg</text:p>
              </table:table-cell>
              <table:table-cell table:style-name="ce5" office:value-type="float" office:value="29.5" calcext:value-type="float">
                <text:p>29,50 EUR</text:p>
              </table:table-cell>
              <table:table-cell table:style-name="ce5" office:value-type="float" office:value="59.25" calcext:value-type="float">
                <text:p>59,25 EUR</text:p>
              </table:table-cell>
              <table:table-cell table:style-name="ce5" table:formula="of:=[.E66]*[.L66]" office:value-type="float" office:value="147.5" calcext:value-type="float">
                <text:p>147,50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TS799</text:p>
              </table:table-cell>
              <table:table-cell table:style-name="ce2" office:value-type="string" calcext:value-type="string">
                <text:p>Pioneer autoluidspreker 150</text:p>
              </table:table-cell>
              <table:table-cell table:style-name="ce2" office:value-type="string" calcext:value-type="string">
                <text:p>Pioneer</text:p>
              </table:table-cell>
              <table:table-cell table:style-name="ce2" office:value-type="string" calcext:value-type="string">
                <text:p>Paar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1" calcext:value-type="float">
                <text:p>1</text:p>
              </table:table-cell>
              <table:table-cell table:style-name="ce4" office:value-type="float" office:value="6" calcext:value-type="float">
                <text:p>6</text:p>
              </table:table-cell>
              <table:table-cell table:style-name="ce2" office:value-type="string" calcext:value-type="string">
                <text:p>HIFISTAR</text:p>
              </table:table-cell>
              <table:table-cell table:style-name="ce2" office:value-type="string" calcext:value-type="string">
                <text:p>Limburg</text:p>
              </table:table-cell>
              <table:table-cell table:style-name="ce5" office:value-type="float" office:value="56.77" calcext:value-type="float">
                <text:p>56,77 EUR</text:p>
              </table:table-cell>
              <table:table-cell table:style-name="ce5" office:value-type="float" office:value="111.55" calcext:value-type="float">
                <text:p>111,55 EUR</text:p>
              </table:table-cell>
              <table:table-cell table:style-name="ce5" table:formula="of:=[.E67]*[.L67]" office:value-type="float" office:value="113.54" calcext:value-type="float">
                <text:p>113,54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VK874</text:p>
              </table:table-cell>
              <table:table-cell table:style-name="ce2" office:value-type="string" calcext:value-type="string">
                <text:p>Philips Videocamera</text:p>
              </table:table-cell>
              <table:table-cell table:style-name="ce2" office:value-type="string" calcext:value-type="string">
                <text:p>Philips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1" calcext:value-type="float">
                <text:p>1</text:p>
              </table:table-cell>
              <table:table-cell table:style-name="ce4" office:value-type="float" office:value="1" calcext:value-type="float">
                <text:p>1</text:p>
              </table:table-cell>
              <table:table-cell table:style-name="ce2" office:value-type="string" calcext:value-type="string">
                <text:p>NV PHILIPS</text:p>
              </table:table-cell>
              <table:table-cell table:style-name="ce2" office:value-type="string" calcext:value-type="string">
                <text:p>Limburg</text:p>
              </table:table-cell>
              <table:table-cell table:style-name="ce5" office:value-type="float" office:value="453.65" calcext:value-type="float">
                <text:p>453,65 EUR</text:p>
              </table:table-cell>
              <table:table-cell table:style-name="ce5" office:value-type="float" office:value="865.15" calcext:value-type="float">
                <text:p>865,15 EUR</text:p>
              </table:table-cell>
              <table:table-cell table:style-name="ce5" table:formula="of:=[.E68]*[.L68]" office:value-type="float" office:value="1360.95" calcext:value-type="float">
                <text:p>1.360,95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VS700</text:p>
              </table:table-cell>
              <table:table-cell table:style-name="ce2" office:value-type="string" calcext:value-type="string">
                <text:p>Philips Versterker 2 x 100 W</text:p>
              </table:table-cell>
              <table:table-cell table:style-name="ce2" office:value-type="string" calcext:value-type="string">
                <text:p>Philips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1" calcext:value-type="float">
                <text:p>1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4" office:value-type="float" office:value="1" calcext:value-type="float">
                <text:p>1</text:p>
              </table:table-cell>
              <table:table-cell table:style-name="ce2" office:value-type="string" calcext:value-type="string">
                <text:p>NV PHILIPS</text:p>
              </table:table-cell>
              <table:table-cell table:style-name="ce2" office:value-type="string" calcext:value-type="string">
                <text:p>Limburg</text:p>
              </table:table-cell>
              <table:table-cell table:style-name="ce5" office:value-type="float" office:value="121.47" calcext:value-type="float">
                <text:p>121,47 EUR</text:p>
              </table:table-cell>
              <table:table-cell table:style-name="ce5" office:value-type="float" office:value="235.5" calcext:value-type="float">
                <text:p>235,50 EUR</text:p>
              </table:table-cell>
              <table:table-cell table:style-name="ce5" table:formula="of:=[.E69]*[.L69]" office:value-type="float" office:value="242.94" calcext:value-type="float">
                <text:p>242,94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XR580</text:p>
              </table:table-cell>
              <table:table-cell table:style-name="ce2" office:value-type="string" calcext:value-type="string">
                <text:p>Sony Autoradio</text:p>
              </table:table-cell>
              <table:table-cell table:style-name="ce2" office:value-type="string" calcext:value-type="string">
                <text:p>Sony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1" calcext:value-type="float">
                <text:p>1</text:p>
              </table:table-cell>
              <table:table-cell table:style-name="ce2" office:value-type="float" office:value="4" calcext:value-type="float">
                <text:p>4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4" calcext:value-type="float">
                <text:p>4</text:p>
              </table:table-cell>
              <table:table-cell table:style-name="ce4" office:value-type="float" office:value="6" calcext:value-type="float">
                <text:p>6</text:p>
              </table:table-cell>
              <table:table-cell table:style-name="ce2" office:value-type="string" calcext:value-type="string">
                <text:p>HIFISTAR</text:p>
              </table:table-cell>
              <table:table-cell table:style-name="ce2" office:value-type="string" calcext:value-type="string">
                <text:p>Limburg</text:p>
              </table:table-cell>
              <table:table-cell table:style-name="ce5" office:value-type="float" office:value="277.64" calcext:value-type="float">
                <text:p>277,64 EUR</text:p>
              </table:table-cell>
              <table:table-cell table:style-name="ce5" office:value-type="float" office:value="468.52" calcext:value-type="float">
                <text:p>468,52 EUR</text:p>
              </table:table-cell>
              <table:table-cell table:style-name="ce5" table:formula="of:=[.E70]*[.L70]" office:value-type="float" office:value="277.64" calcext:value-type="float">
                <text:p>277,64 EUR</text:p>
              </table:table-cell>
              <table:table-cell table:number-columns-repeated="1010"/>
            </table:table-row>
          </table:table-row-group>
          <table:table-row table:style-name="ro1">
            <table:table-cell table:style-name="ce2" table:number-columns-repeated="8"/>
            <table:table-cell table:style-name="ce4"/>
            <table:table-cell table:style-name="ce2"/>
            <table:table-cell table:style-name="ce10" office:value-type="string" calcext:value-type="string">
              <text:p>Limburg Som</text:p>
            </table:table-cell>
            <table:table-cell table:style-name="ce5" table:number-columns-repeated="2"/>
            <table:table-cell table:style-name="ce12" table:formula="of:=SUBTOTAL(9;[$Producten.$N$47:$Producten.$N$70])" office:value-type="float" office:value="16591.53" calcext:value-type="float">
              <text:p>16591,53</text:p>
            </table:table-cell>
            <table:table-cell table:number-columns-repeated="1010"/>
          </table:table-row>
          <table:table-row-group table:display="false">
            <table:table-row table:style-name="ro1" table:visibility="collapse">
              <table:table-cell table:style-name="ce2" office:value-type="string" calcext:value-type="string">
                <text:p>AA301</text:p>
              </table:table-cell>
              <table:table-cell table:style-name="ce2" office:value-type="string" calcext:value-type="string">
                <text:p>Avance Luidspreker 90 W</text:p>
              </table:table-cell>
              <table:table-cell table:style-name="ce2" office:value-type="string" calcext:value-type="string">
                <text:p>Avance</text:p>
              </table:table-cell>
              <table:table-cell table:style-name="ce2" office:value-type="string" calcext:value-type="string">
                <text:p>Paar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1" calcext:value-type="float">
                <text:p>1</text:p>
              </table:table-cell>
              <table:table-cell table:style-name="ce4" office:value-type="float" office:value="4" calcext:value-type="float">
                <text:p>4</text:p>
              </table:table-cell>
              <table:table-cell table:style-name="ce2" office:value-type="string" calcext:value-type="string">
                <text:p>SOUND FASHION</text:p>
              </table:table-cell>
              <table:table-cell table:style-name="ce2" office:value-type="string" calcext:value-type="string">
                <text:p>Oost-Vlaanderen</text:p>
              </table:table-cell>
              <table:table-cell table:style-name="ce5" office:value-type="float" office:value="252.85" calcext:value-type="float">
                <text:p>252,85 EUR</text:p>
              </table:table-cell>
              <table:table-cell table:style-name="ce5" office:value-type="float" office:value="490.83" calcext:value-type="float">
                <text:p>490,83 EUR</text:p>
              </table:table-cell>
              <table:table-cell table:style-name="ce5" table:formula="of:=[.E72]*[.L72]" office:value-type="float" office:value="505.7" calcext:value-type="float">
                <text:p>505,70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AA401</text:p>
              </table:table-cell>
              <table:table-cell table:style-name="ce2" office:value-type="string" calcext:value-type="string">
                <text:p>Avance Luidspreker 180 W</text:p>
              </table:table-cell>
              <table:table-cell table:style-name="ce2" office:value-type="string" calcext:value-type="string">
                <text:p>Avance</text:p>
              </table:table-cell>
              <table:table-cell table:style-name="ce2" office:value-type="string" calcext:value-type="string">
                <text:p>Paar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1" calcext:value-type="float">
                <text:p>1</text:p>
              </table:table-cell>
              <table:table-cell table:style-name="ce4" office:value-type="float" office:value="4" calcext:value-type="float">
                <text:p>4</text:p>
              </table:table-cell>
              <table:table-cell table:style-name="ce2" office:value-type="string" calcext:value-type="string">
                <text:p>SOUND FASHION</text:p>
              </table:table-cell>
              <table:table-cell table:style-name="ce2" office:value-type="string" calcext:value-type="string">
                <text:p>Oost-Vlaanderen</text:p>
              </table:table-cell>
              <table:table-cell table:style-name="ce5" office:value-type="float" office:value="352.01" calcext:value-type="float">
                <text:p>352,01 EUR</text:p>
              </table:table-cell>
              <table:table-cell table:style-name="ce5" office:value-type="float" office:value="681.71" calcext:value-type="float">
                <text:p>681,71 EUR</text:p>
              </table:table-cell>
              <table:table-cell table:style-name="ce5" table:formula="of:=[.E73]*[.L73]" office:value-type="float" office:value="1056.03" calcext:value-type="float">
                <text:p>1.056,03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AV101</text:p>
              </table:table-cell>
              <table:table-cell table:style-name="ce2" office:value-type="string" calcext:value-type="string">
                <text:p>KLH Luidspreker 80 W</text:p>
              </table:table-cell>
              <table:table-cell table:style-name="ce2" office:value-type="string" calcext:value-type="string">
                <text:p>KLH</text:p>
              </table:table-cell>
              <table:table-cell table:style-name="ce2" office:value-type="string" calcext:value-type="string">
                <text:p>Paar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1" calcext:value-type="float">
                <text:p>1</text:p>
              </table:table-cell>
              <table:table-cell table:style-name="ce2" office:value-type="float" office:value="4" calcext:value-type="float">
                <text:p>4</text:p>
              </table:table-cell>
              <table:table-cell table:style-name="ce2" office:value-type="float" office:value="1" calcext:value-type="float">
                <text:p>1</text:p>
              </table:table-cell>
              <table:table-cell table:style-name="ce4" office:value-type="float" office:value="4" calcext:value-type="float">
                <text:p>4</text:p>
              </table:table-cell>
              <table:table-cell table:style-name="ce2" office:value-type="string" calcext:value-type="string">
                <text:p>SOUND FASHION</text:p>
              </table:table-cell>
              <table:table-cell table:style-name="ce2" office:value-type="string" calcext:value-type="string">
                <text:p>Oost-Vlaanderen</text:p>
              </table:table-cell>
              <table:table-cell table:style-name="ce5" office:value-type="float" office:value="94.2" calcext:value-type="float">
                <text:p>94,20 EUR</text:p>
              </table:table-cell>
              <table:table-cell table:style-name="ce5" office:value-type="float" office:value="188.4" calcext:value-type="float">
                <text:p>188,40 EUR</text:p>
              </table:table-cell>
              <table:table-cell table:style-name="ce5" table:formula="of:=[.E74]*[.L74]" office:value-type="float" office:value="282.6" calcext:value-type="float">
                <text:p>282,60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AV201</text:p>
              </table:table-cell>
              <table:table-cell table:style-name="ce2" office:value-type="string" calcext:value-type="string">
                <text:p>KLH Luidspreker 120 W</text:p>
              </table:table-cell>
              <table:table-cell table:style-name="ce2" office:value-type="string" calcext:value-type="string">
                <text:p>KLH</text:p>
              </table:table-cell>
              <table:table-cell table:style-name="ce2" office:value-type="string" calcext:value-type="string">
                <text:p>Paar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1" calcext:value-type="float">
                <text:p>1</text:p>
              </table:table-cell>
              <table:table-cell table:style-name="ce4" office:value-type="float" office:value="4" calcext:value-type="float">
                <text:p>4</text:p>
              </table:table-cell>
              <table:table-cell table:style-name="ce2" office:value-type="string" calcext:value-type="string">
                <text:p>SOUND FASHION</text:p>
              </table:table-cell>
              <table:table-cell table:style-name="ce2" office:value-type="string" calcext:value-type="string">
                <text:p>Oost-Vlaanderen</text:p>
              </table:table-cell>
              <table:table-cell table:style-name="ce5" office:value-type="float" office:value="138.82" calcext:value-type="float">
                <text:p>138,82 EUR</text:p>
              </table:table-cell>
              <table:table-cell table:style-name="ce5" office:value-type="float" office:value="285.08" calcext:value-type="float">
                <text:p>285,08 EUR</text:p>
              </table:table-cell>
              <table:table-cell table:style-name="ce5" table:formula="of:=[.E75]*[.L75]" office:value-type="float" office:value="277.64" calcext:value-type="float">
                <text:p>277,64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GR505</text:p>
              </table:table-cell>
              <table:table-cell table:style-name="ce2" office:value-type="string" calcext:value-type="string">
                <text:p>JVC Camcorder</text:p>
              </table:table-cell>
              <table:table-cell table:style-name="ce2" office:value-type="string" calcext:value-type="string">
                <text:p>JVC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6" calcext:value-type="float">
                <text:p>6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4" calcext:value-type="float">
                <text:p>4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4" office:value-type="float" office:value="4" calcext:value-type="float">
                <text:p>4</text:p>
              </table:table-cell>
              <table:table-cell table:style-name="ce2" office:value-type="string" calcext:value-type="string">
                <text:p>SOUND FASHION</text:p>
              </table:table-cell>
              <table:table-cell table:style-name="ce2" office:value-type="string" calcext:value-type="string">
                <text:p>Oost-Vlaanderen</text:p>
              </table:table-cell>
              <table:table-cell table:style-name="ce5" office:value-type="float" office:value="642.04" calcext:value-type="float">
                <text:p>642,04 EUR</text:p>
              </table:table-cell>
              <table:table-cell table:style-name="ce5" office:value-type="float" office:value="1658.41" calcext:value-type="float">
                <text:p>1.658,41 EUR</text:p>
              </table:table-cell>
              <table:table-cell table:style-name="ce5" table:formula="of:=[.E76]*[.L76]" office:value-type="float" office:value="3852.24" calcext:value-type="float">
                <text:p>3.852,24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HR540</text:p>
              </table:table-cell>
              <table:table-cell table:style-name="ce2" office:value-type="string" calcext:value-type="string">
                <text:p>JVC Videorecorder</text:p>
              </table:table-cell>
              <table:table-cell table:style-name="ce2" office:value-type="string" calcext:value-type="string">
                <text:p>JVC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4" calcext:value-type="float">
                <text:p>4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5" calcext:value-type="float">
                <text:p>5</text:p>
              </table:table-cell>
              <table:table-cell table:style-name="ce2" office:value-type="float" office:value="4" calcext:value-type="float">
                <text:p>4</text:p>
              </table:table-cell>
              <table:table-cell table:style-name="ce4" office:value-type="float" office:value="4" calcext:value-type="float">
                <text:p>4</text:p>
              </table:table-cell>
              <table:table-cell table:style-name="ce2" office:value-type="string" calcext:value-type="string">
                <text:p>SOUND FASHION</text:p>
              </table:table-cell>
              <table:table-cell table:style-name="ce2" office:value-type="string" calcext:value-type="string">
                <text:p>Oost-Vlaanderen</text:p>
              </table:table-cell>
              <table:table-cell table:style-name="ce5" office:value-type="float" office:value="215.67" calcext:value-type="float">
                <text:p>215,67 EUR</text:p>
              </table:table-cell>
              <table:table-cell table:style-name="ce5" office:value-type="float" office:value="371.59" calcext:value-type="float">
                <text:p>371,59 EUR</text:p>
              </table:table-cell>
              <table:table-cell table:style-name="ce5" table:formula="of:=[.E77]*[.L77]" office:value-type="float" office:value="862.68" calcext:value-type="float">
                <text:p>862,68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HR640</text:p>
              </table:table-cell>
              <table:table-cell table:style-name="ce2" office:value-type="string" calcext:value-type="string">
                <text:p>JVC Videorecorder 3 koppen</text:p>
              </table:table-cell>
              <table:table-cell table:style-name="ce2" office:value-type="string" calcext:value-type="string">
                <text:p>JVC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2" calcext:value-type="float">
                <text:p>2</text:p>
              </table:table-cell>
              <table:table-cell table:style-name="ce4" office:value-type="float" office:value="4" calcext:value-type="float">
                <text:p>4</text:p>
              </table:table-cell>
              <table:table-cell table:style-name="ce2" office:value-type="string" calcext:value-type="string">
                <text:p>SOUND FASHION</text:p>
              </table:table-cell>
              <table:table-cell table:style-name="ce2" office:value-type="string" calcext:value-type="string">
                <text:p>Oost-Vlaanderen</text:p>
              </table:table-cell>
              <table:table-cell table:style-name="ce5" office:value-type="float" office:value="270.2" calcext:value-type="float">
                <text:p>270,20 EUR</text:p>
              </table:table-cell>
              <table:table-cell table:style-name="ce5" office:value-type="float" office:value="468.52" calcext:value-type="float">
                <text:p>468,52 EUR</text:p>
              </table:table-cell>
              <table:table-cell table:style-name="ce5" table:formula="of:=[.E78]*[.L78]" office:value-type="float" office:value="810.6" calcext:value-type="float">
                <text:p>810,60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HR860</text:p>
              </table:table-cell>
              <table:table-cell table:style-name="ce2" office:value-type="string" calcext:value-type="string">
                <text:p>JVC Videorecorder de luxe</text:p>
              </table:table-cell>
              <table:table-cell table:style-name="ce2" office:value-type="string" calcext:value-type="string">
                <text:p>JVC</text:p>
              </table:table-cell>
              <table:table-cell table:style-name="ce2" office:value-type="string" calcext:value-type="string">
                <text:p>Stuk</text:p>
              </table:table-cell>
              <table:table-cell table:number-columns-repeated="2" table:style-name="ce2" office:value-type="float" office:value="2" calcext:value-type="float">
                <text:p>2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4" office:value-type="float" office:value="4" calcext:value-type="float">
                <text:p>4</text:p>
              </table:table-cell>
              <table:table-cell table:style-name="ce2" office:value-type="string" calcext:value-type="string">
                <text:p>SOUND FASHION</text:p>
              </table:table-cell>
              <table:table-cell table:style-name="ce2" office:value-type="string" calcext:value-type="string">
                <text:p>Oost-Vlaanderen</text:p>
              </table:table-cell>
              <table:table-cell table:style-name="ce5" office:value-type="float" office:value="404.07" calcext:value-type="float">
                <text:p>404,07 EUR</text:p>
              </table:table-cell>
              <table:table-cell table:style-name="ce5" office:value-type="float" office:value="741.2" calcext:value-type="float">
                <text:p>741,20 EUR</text:p>
              </table:table-cell>
              <table:table-cell table:style-name="ce5" table:formula="of:=[.E79]*[.L79]" office:value-type="float" office:value="808.14" calcext:value-type="float">
                <text:p>808,14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PX990</text:p>
              </table:table-cell>
              <table:table-cell table:style-name="ce2" office:value-type="string" calcext:value-type="string">
                <text:p>Samsung Moviebox</text:p>
              </table:table-cell>
              <table:table-cell table:style-name="ce2" office:value-type="string" calcext:value-type="string">
                <text:p>Samsung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1" calcext:value-type="float">
                <text:p>1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4" office:value-type="float" office:value="4" calcext:value-type="float">
                <text:p>4</text:p>
              </table:table-cell>
              <table:table-cell table:style-name="ce2" office:value-type="string" calcext:value-type="string">
                <text:p>SOUND FASHION</text:p>
              </table:table-cell>
              <table:table-cell table:style-name="ce2" office:value-type="string" calcext:value-type="string">
                <text:p>Oost-Vlaanderen</text:p>
              </table:table-cell>
              <table:table-cell table:style-name="ce5" office:value-type="float" office:value="133.86" calcext:value-type="float">
                <text:p>133,86 EUR</text:p>
              </table:table-cell>
              <table:table-cell table:style-name="ce5" office:value-type="float" office:value="220.63" calcext:value-type="float">
                <text:p>220,63 EUR</text:p>
              </table:table-cell>
              <table:table-cell table:style-name="ce5" table:formula="of:=[.E80]*[.L80]" office:value-type="float" office:value="267.72" calcext:value-type="float">
                <text:p>267,72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VS310</text:p>
              </table:table-cell>
              <table:table-cell table:style-name="ce2" office:value-type="string" calcext:value-type="string">
                <text:p>Akai Videorecorder 3 koppen</text:p>
              </table:table-cell>
              <table:table-cell table:style-name="ce2" office:value-type="string" calcext:value-type="string">
                <text:p>Akai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3" calcext:value-type="float">
                <text:p>3</text:p>
              </table:table-cell>
              <table:table-cell table:number-columns-repeated="3" table:style-name="ce2" office:value-type="float" office:value="2" calcext:value-type="float">
                <text:p>2</text:p>
              </table:table-cell>
              <table:table-cell table:style-name="ce4" office:value-type="float" office:value="4" calcext:value-type="float">
                <text:p>4</text:p>
              </table:table-cell>
              <table:table-cell table:style-name="ce2" office:value-type="string" calcext:value-type="string">
                <text:p>SOUND FASHION</text:p>
              </table:table-cell>
              <table:table-cell table:style-name="ce2" office:value-type="string" calcext:value-type="string">
                <text:p>Oost-Vlaanderen</text:p>
              </table:table-cell>
              <table:table-cell table:style-name="ce5" office:value-type="float" office:value="252.85" calcext:value-type="float">
                <text:p>252,85 EUR</text:p>
              </table:table-cell>
              <table:table-cell table:style-name="ce5" office:value-type="float" office:value="470.75" calcext:value-type="float">
                <text:p>470,75 EUR</text:p>
              </table:table-cell>
              <table:table-cell table:style-name="ce5" table:formula="of:=[.E81]*[.L81]" office:value-type="float" office:value="758.55" calcext:value-type="float">
                <text:p>758,55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VS965</text:p>
              </table:table-cell>
              <table:table-cell table:style-name="ce2" office:value-type="string" calcext:value-type="string">
                <text:p>Akai Videorecorder</text:p>
              </table:table-cell>
              <table:table-cell table:style-name="ce2" office:value-type="string" calcext:value-type="string">
                <text:p>Akai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7" calcext:value-type="float">
                <text:p>7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4" calcext:value-type="float">
                <text:p>4</text:p>
              </table:table-cell>
              <table:table-cell table:style-name="ce2" office:value-type="float" office:value="5" calcext:value-type="float">
                <text:p>5</text:p>
              </table:table-cell>
              <table:table-cell table:style-name="ce4" office:value-type="float" office:value="4" calcext:value-type="float">
                <text:p>4</text:p>
              </table:table-cell>
              <table:table-cell table:style-name="ce2" office:value-type="string" calcext:value-type="string">
                <text:p>SOUND FASHION</text:p>
              </table:table-cell>
              <table:table-cell table:style-name="ce2" office:value-type="string" calcext:value-type="string">
                <text:p>Oost-Vlaanderen</text:p>
              </table:table-cell>
              <table:table-cell table:style-name="ce5" office:value-type="float" office:value="380.52" calcext:value-type="float">
                <text:p>380,52 EUR</text:p>
              </table:table-cell>
              <table:table-cell table:style-name="ce5" office:value-type="float" office:value="592.47" calcext:value-type="float">
                <text:p>592,47 EUR</text:p>
              </table:table-cell>
              <table:table-cell table:style-name="ce5" table:formula="of:=[.E82]*[.L82]" office:value-type="float" office:value="2663.64" calcext:value-type="float">
                <text:p>2.663,64 EUR</text:p>
              </table:table-cell>
              <table:table-cell table:number-columns-repeated="1010"/>
            </table:table-row>
          </table:table-row-group>
          <table:table-row table:style-name="ro1">
            <table:table-cell table:style-name="ce2" table:number-columns-repeated="8"/>
            <table:table-cell table:style-name="ce4"/>
            <table:table-cell table:style-name="ce2"/>
            <table:table-cell table:style-name="ce10" office:value-type="string" calcext:value-type="string">
              <text:p>Oost-Vlaanderen Som</text:p>
            </table:table-cell>
            <table:table-cell table:style-name="ce5" table:number-columns-repeated="2"/>
            <table:table-cell table:style-name="ce12" table:formula="of:=SUBTOTAL(9;[$Producten.$N$72:$Producten.$N$82])" office:value-type="float" office:value="12145.54" calcext:value-type="float">
              <text:p>12145,54</text:p>
            </table:table-cell>
            <table:table-cell table:number-columns-repeated="1010"/>
          </table:table-row>
          <table:table-row-group table:display="false">
            <table:table-row table:style-name="ro1" table:visibility="collapse">
              <table:table-cell table:style-name="ce2" office:value-type="string" calcext:value-type="string">
                <text:p>CD105</text:p>
              </table:table-cell>
              <table:table-cell table:style-name="ce2" office:value-type="string" calcext:value-type="string">
                <text:p>Sony Midi CD Rack</text:p>
              </table:table-cell>
              <table:table-cell table:style-name="ce2" office:value-type="string" calcext:value-type="string">
                <text:p>Sony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1" calcext:value-type="float">
                <text:p>1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4" office:value-type="float" office:value="2" calcext:value-type="float">
                <text:p>2</text:p>
              </table:table-cell>
              <table:table-cell table:style-name="ce2" office:value-type="string" calcext:value-type="string">
                <text:p>NV ALLSOUND</text:p>
              </table:table-cell>
              <table:table-cell table:style-name="ce2" office:value-type="string" calcext:value-type="string">
                <text:p>West-Vlaanderen</text:p>
              </table:table-cell>
              <table:table-cell table:style-name="ce5" office:value-type="float" office:value="241.7" calcext:value-type="float">
                <text:p>241,70 EUR</text:p>
              </table:table-cell>
              <table:table-cell table:style-name="ce5" office:value-type="float" office:value="443.73" calcext:value-type="float">
                <text:p>443,73 EUR</text:p>
              </table:table-cell>
              <table:table-cell table:style-name="ce5" table:formula="of:=[.E84]*[.L84]" office:value-type="float" office:value="725.1" calcext:value-type="float">
                <text:p>725,10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CD195</text:p>
              </table:table-cell>
              <table:table-cell table:style-name="ce2" office:value-type="string" calcext:value-type="string">
                <text:p>Sony CD-speler</text:p>
              </table:table-cell>
              <table:table-cell table:style-name="ce2" office:value-type="string" calcext:value-type="string">
                <text:p>Sony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6" calcext:value-type="float">
                <text:p>6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4" office:value-type="float" office:value="2" calcext:value-type="float">
                <text:p>2</text:p>
              </table:table-cell>
              <table:table-cell table:style-name="ce2" office:value-type="string" calcext:value-type="string">
                <text:p>NV ALLSOUND</text:p>
              </table:table-cell>
              <table:table-cell table:style-name="ce2" office:value-type="string" calcext:value-type="string">
                <text:p>West-Vlaanderen</text:p>
              </table:table-cell>
              <table:table-cell table:style-name="ce5" office:value-type="float" office:value="97.92" calcext:value-type="float">
                <text:p>97,92 EUR</text:p>
              </table:table-cell>
              <table:table-cell table:style-name="ce5" office:value-type="float" office:value="185.92" calcext:value-type="float">
                <text:p>185,92 EUR</text:p>
              </table:table-cell>
              <table:table-cell table:style-name="ce5" table:formula="of:=[.E85]*[.L85]" office:value-type="float" office:value="587.52" calcext:value-type="float">
                <text:p>587,52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EX136</text:p>
              </table:table-cell>
              <table:table-cell table:style-name="ce2" office:value-type="string" calcext:value-type="string">
                <text:p>Sony Walkman + radio</text:p>
              </table:table-cell>
              <table:table-cell table:style-name="ce2" office:value-type="string" calcext:value-type="string">
                <text:p>Sony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6" calcext:value-type="float">
                <text:p>6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5" calcext:value-type="float">
                <text:p>5</text:p>
              </table:table-cell>
              <table:table-cell table:style-name="ce4" office:value-type="float" office:value="2" calcext:value-type="float">
                <text:p>2</text:p>
              </table:table-cell>
              <table:table-cell table:style-name="ce2" office:value-type="string" calcext:value-type="string">
                <text:p>NV ALLSOUND</text:p>
              </table:table-cell>
              <table:table-cell table:style-name="ce2" office:value-type="string" calcext:value-type="string">
                <text:p>West-Vlaanderen</text:p>
              </table:table-cell>
              <table:table-cell table:style-name="ce5" office:value-type="float" office:value="39.66" calcext:value-type="float">
                <text:p>39,66 EUR</text:p>
              </table:table-cell>
              <table:table-cell table:style-name="ce5" office:value-type="float" office:value="86.51" calcext:value-type="float">
                <text:p>86,51 EUR</text:p>
              </table:table-cell>
              <table:table-cell table:style-name="ce5" table:formula="of:=[.E86]*[.L86]" office:value-type="float" office:value="237.96" calcext:value-type="float">
                <text:p>237,96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EX360</text:p>
              </table:table-cell>
              <table:table-cell table:style-name="ce2" office:value-type="string" calcext:value-type="string">
                <text:p>Sony Walkman</text:p>
              </table:table-cell>
              <table:table-cell table:style-name="ce2" office:value-type="string" calcext:value-type="string">
                <text:p>Sony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8" calcext:value-type="float">
                <text:p>8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5" calcext:value-type="float">
                <text:p>5</text:p>
              </table:table-cell>
              <table:table-cell table:style-name="ce4" office:value-type="float" office:value="2" calcext:value-type="float">
                <text:p>2</text:p>
              </table:table-cell>
              <table:table-cell table:style-name="ce2" office:value-type="string" calcext:value-type="string">
                <text:p>NV ALLSOUND</text:p>
              </table:table-cell>
              <table:table-cell table:style-name="ce2" office:value-type="string" calcext:value-type="string">
                <text:p>West-Vlaanderen</text:p>
              </table:table-cell>
              <table:table-cell table:style-name="ce5" office:value-type="float" office:value="32.23" calcext:value-type="float">
                <text:p>32,23 EUR</text:p>
              </table:table-cell>
              <table:table-cell table:style-name="ce5" office:value-type="float" office:value="54.54" calcext:value-type="float">
                <text:p>54,54 EUR</text:p>
              </table:table-cell>
              <table:table-cell table:style-name="ce5" table:formula="of:=[.E87]*[.L87]" office:value-type="float" office:value="257.84" calcext:value-type="float">
                <text:p>257,84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HF390</text:p>
              </table:table-cell>
              <table:table-cell table:style-name="ce2" office:value-type="string" calcext:value-type="string">
                <text:p>Sony Audiocassette HF 90 min</text:p>
              </table:table-cell>
              <table:table-cell table:style-name="ce2" office:value-type="string" calcext:value-type="string">
                <text:p>Sony</text:p>
              </table:table-cell>
              <table:table-cell table:style-name="ce2" office:value-type="string" calcext:value-type="string">
                <text:p>3-pack</text:p>
              </table:table-cell>
              <table:table-cell table:style-name="ce2" office:value-type="float" office:value="65" calcext:value-type="float">
                <text:p>65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50" calcext:value-type="float">
                <text:p>50</text:p>
              </table:table-cell>
              <table:table-cell table:style-name="ce2" office:value-type="float" office:value="35" calcext:value-type="float">
                <text:p>35</text:p>
              </table:table-cell>
              <table:table-cell table:style-name="ce4" office:value-type="float" office:value="5" calcext:value-type="float">
                <text:p>5</text:p>
              </table:table-cell>
              <table:table-cell table:style-name="ce2" office:value-type="string" calcext:value-type="string">
                <text:p>RADIOLAND</text:p>
              </table:table-cell>
              <table:table-cell table:style-name="ce2" office:value-type="string" calcext:value-type="string">
                <text:p>West-Vlaanderen</text:p>
              </table:table-cell>
              <table:table-cell table:style-name="ce5" office:value-type="float" office:value="1.36" calcext:value-type="float">
                <text:p>1,36 EUR</text:p>
              </table:table-cell>
              <table:table-cell table:style-name="ce5" office:value-type="float" office:value="2.45" calcext:value-type="float">
                <text:p>2,45 EUR</text:p>
              </table:table-cell>
              <table:table-cell table:style-name="ce5" table:formula="of:=[.E88]*[.L88]" office:value-type="float" office:value="88.4" calcext:value-type="float">
                <text:p>88,40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HG180</text:p>
              </table:table-cell>
              <table:table-cell table:style-name="ce2" office:value-type="string" calcext:value-type="string">
                <text:p>Profex Videocassette</text:p>
              </table:table-cell>
              <table:table-cell table:style-name="ce2" office:value-type="string" calcext:value-type="string">
                <text:p>Profex</text:p>
              </table:table-cell>
              <table:table-cell table:style-name="ce2" office:value-type="string" calcext:value-type="string">
                <text:p>3-pack</text:p>
              </table:table-cell>
              <table:table-cell table:style-name="ce2" office:value-type="float" office:value="35" calcext:value-type="float">
                <text:p>35</text:p>
              </table:table-cell>
              <table:table-cell table:style-name="ce2" office:value-type="float" office:value="25" calcext:value-type="float">
                <text:p>25</text:p>
              </table:table-cell>
              <table:table-cell table:style-name="ce2" office:value-type="float" office:value="40" calcext:value-type="float">
                <text:p>40</text:p>
              </table:table-cell>
              <table:table-cell table:style-name="ce2" office:value-type="float" office:value="25" calcext:value-type="float">
                <text:p>25</text:p>
              </table:table-cell>
              <table:table-cell table:style-name="ce4" office:value-type="float" office:value="5" calcext:value-type="float">
                <text:p>5</text:p>
              </table:table-cell>
              <table:table-cell table:style-name="ce2" office:value-type="string" calcext:value-type="string">
                <text:p>RADIOLAND</text:p>
              </table:table-cell>
              <table:table-cell table:style-name="ce2" office:value-type="string" calcext:value-type="string">
                <text:p>West-Vlaanderen</text:p>
              </table:table-cell>
              <table:table-cell table:style-name="ce5" office:value-type="float" office:value="6.45" calcext:value-type="float">
                <text:p>6,45 EUR</text:p>
              </table:table-cell>
              <table:table-cell table:style-name="ce5" office:value-type="float" office:value="12.37" calcext:value-type="float">
                <text:p>12,37 EUR</text:p>
              </table:table-cell>
              <table:table-cell table:style-name="ce5" table:formula="of:=[.E89]*[.L89]" office:value-type="float" office:value="225.75" calcext:value-type="float">
                <text:p>225,75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JV142</text:p>
              </table:table-cell>
              <table:table-cell table:style-name="ce2" office:value-type="string" calcext:value-type="string">
                <text:p>Sony TV 37 cm scherm</text:p>
              </table:table-cell>
              <table:table-cell table:style-name="ce2" office:value-type="string" calcext:value-type="string">
                <text:p>Sony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4" calcext:value-type="float">
                <text:p>4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5" calcext:value-type="float">
                <text:p>5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4" office:value-type="float" office:value="2" calcext:value-type="float">
                <text:p>2</text:p>
              </table:table-cell>
              <table:table-cell table:style-name="ce2" office:value-type="string" calcext:value-type="string">
                <text:p>NV ALLSOUND</text:p>
              </table:table-cell>
              <table:table-cell table:style-name="ce2" office:value-type="string" calcext:value-type="string">
                <text:p>West-Vlaanderen</text:p>
              </table:table-cell>
              <table:table-cell table:style-name="ce5" office:value-type="float" office:value="203.27" calcext:value-type="float">
                <text:p>203,27 EUR</text:p>
              </table:table-cell>
              <table:table-cell table:style-name="ce5" office:value-type="float" office:value="394.15" calcext:value-type="float">
                <text:p>394,15 EUR</text:p>
              </table:table-cell>
              <table:table-cell table:style-name="ce5" table:formula="of:=[.E90]*[.L90]" office:value-type="float" office:value="813.08" calcext:value-type="float">
                <text:p>813,08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KV253</text:p>
              </table:table-cell>
              <table:table-cell table:style-name="ce2" office:value-type="string" calcext:value-type="string">
                <text:p>Sony TV 63 cm scherm</text:p>
              </table:table-cell>
              <table:table-cell table:style-name="ce2" office:value-type="string" calcext:value-type="string">
                <text:p>Sony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2" calcext:value-type="float">
                <text:p>2</text:p>
              </table:table-cell>
              <table:table-cell table:style-name="ce4" office:value-type="float" office:value="2" calcext:value-type="float">
                <text:p>2</text:p>
              </table:table-cell>
              <table:table-cell table:style-name="ce2" office:value-type="string" calcext:value-type="string">
                <text:p>NV ALLSOUND</text:p>
              </table:table-cell>
              <table:table-cell table:style-name="ce2" office:value-type="string" calcext:value-type="string">
                <text:p>West-Vlaanderen</text:p>
              </table:table-cell>
              <table:table-cell table:style-name="ce5" office:value-type="float" office:value="493.31" calcext:value-type="float">
                <text:p>493,31 EUR</text:p>
              </table:table-cell>
              <table:table-cell table:style-name="ce5" office:value-type="float" office:value="939.52" calcext:value-type="float">
                <text:p>939,52 EUR</text:p>
              </table:table-cell>
              <table:table-cell table:style-name="ce5" table:formula="of:=[.E91]*[.L91]" office:value-type="float" office:value="1479.93" calcext:value-type="float">
                <text:p>1.479,93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KV292</text:p>
              </table:table-cell>
              <table:table-cell table:style-name="ce2" office:value-type="string" calcext:value-type="string">
                <text:p>Sony TV 72 cm scherm</text:p>
              </table:table-cell>
              <table:table-cell table:style-name="ce2" office:value-type="string" calcext:value-type="string">
                <text:p>Sony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2" calcext:value-type="float">
                <text:p>2</text:p>
              </table:table-cell>
              <table:table-cell table:style-name="ce4" office:value-type="float" office:value="2" calcext:value-type="float">
                <text:p>2</text:p>
              </table:table-cell>
              <table:table-cell table:style-name="ce2" office:value-type="string" calcext:value-type="string">
                <text:p>NV ALLSOUND</text:p>
              </table:table-cell>
              <table:table-cell table:style-name="ce2" office:value-type="string" calcext:value-type="string">
                <text:p>West-Vlaanderen</text:p>
              </table:table-cell>
              <table:table-cell table:style-name="ce5" office:value-type="float" office:value="532.97" calcext:value-type="float">
                <text:p>532,97 EUR</text:p>
              </table:table-cell>
              <table:table-cell table:style-name="ce5" office:value-type="float" office:value="1063.46" calcext:value-type="float">
                <text:p>1.063,46 EUR</text:p>
              </table:table-cell>
              <table:table-cell table:style-name="ce5" table:formula="of:=[.E92]*[.L92]" office:value-type="float" office:value="1598.91" calcext:value-type="float">
                <text:p>1.598,91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PV140</text:p>
              </table:table-cell>
              <table:table-cell table:style-name="ce2" office:value-type="string" calcext:value-type="string">
                <text:p>Panasonic Videorecorder 3 k.</text:p>
              </table:table-cell>
              <table:table-cell table:style-name="ce2" office:value-type="string" calcext:value-type="string">
                <text:p>Panasonic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4" office:value-type="float" office:value="2" calcext:value-type="float">
                <text:p>2</text:p>
              </table:table-cell>
              <table:table-cell table:style-name="ce2" office:value-type="string" calcext:value-type="string">
                <text:p>NV ALLSOUND</text:p>
              </table:table-cell>
              <table:table-cell table:style-name="ce2" office:value-type="string" calcext:value-type="string">
                <text:p>West-Vlaanderen</text:p>
              </table:table-cell>
              <table:table-cell table:style-name="ce5" office:value-type="float" office:value="285.08" calcext:value-type="float">
                <text:p>285,08 EUR</text:p>
              </table:table-cell>
              <table:table-cell table:style-name="ce5" office:value-type="float" office:value="495.54" calcext:value-type="float">
                <text:p>495,54 EUR</text:p>
              </table:table-cell>
              <table:table-cell table:style-name="ce5" table:formula="of:=[.E93]*[.L93]" office:value-type="float" office:value="855.24" calcext:value-type="float">
                <text:p>855,24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PV145</text:p>
              </table:table-cell>
              <table:table-cell table:style-name="ce2" office:value-type="string" calcext:value-type="string">
                <text:p>Panasonic Videorecorder</text:p>
              </table:table-cell>
              <table:table-cell table:style-name="ce2" office:value-type="string" calcext:value-type="string">
                <text:p>Panasonic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5" calcext:value-type="float">
                <text:p>5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4" calcext:value-type="float">
                <text:p>4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4" office:value-type="float" office:value="2" calcext:value-type="float">
                <text:p>2</text:p>
              </table:table-cell>
              <table:table-cell table:style-name="ce2" office:value-type="string" calcext:value-type="string">
                <text:p>NV ALLSOUND</text:p>
              </table:table-cell>
              <table:table-cell table:style-name="ce2" office:value-type="string" calcext:value-type="string">
                <text:p>West-Vlaanderen</text:p>
              </table:table-cell>
              <table:table-cell table:style-name="ce5" office:value-type="float" office:value="337.14" calcext:value-type="float">
                <text:p>337,14 EUR</text:p>
              </table:table-cell>
              <table:table-cell table:style-name="ce5" office:value-type="float" office:value="617.25" calcext:value-type="float">
                <text:p>617,25 EUR</text:p>
              </table:table-cell>
              <table:table-cell table:style-name="ce5" table:formula="of:=[.E94]*[.L94]" office:value-type="float" office:value="1685.7" calcext:value-type="float">
                <text:p>1.685,70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PX112</text:p>
              </table:table-cell>
              <table:table-cell table:style-name="ce2" office:value-type="string" calcext:value-type="string">
                <text:p>Aiwa Portable Hifi</text:p>
              </table:table-cell>
              <table:table-cell table:style-name="ce2" office:value-type="string" calcext:value-type="string">
                <text:p>Aiwa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2" calcext:value-type="float">
                <text:p>2</text:p>
              </table:table-cell>
              <table:table-cell table:style-name="ce4" office:value-type="float" office:value="5" calcext:value-type="float">
                <text:p>5</text:p>
              </table:table-cell>
              <table:table-cell table:style-name="ce2" office:value-type="string" calcext:value-type="string">
                <text:p>RADIOLAND</text:p>
              </table:table-cell>
              <table:table-cell table:style-name="ce2" office:value-type="string" calcext:value-type="string">
                <text:p>West-Vlaanderen</text:p>
              </table:table-cell>
              <table:table-cell table:style-name="ce5" office:value-type="float" office:value="156.17" calcext:value-type="float">
                <text:p>156,17 EUR</text:p>
              </table:table-cell>
              <table:table-cell table:style-name="ce5" office:value-type="float" office:value="309.87" calcext:value-type="float">
                <text:p>309,87 EUR</text:p>
              </table:table-cell>
              <table:table-cell table:style-name="ce5" table:formula="of:=[.E95]*[.L95]" office:value-type="float" office:value="468.51" calcext:value-type="float">
                <text:p>468,51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SA390</text:p>
              </table:table-cell>
              <table:table-cell table:style-name="ce2" office:value-type="string" calcext:value-type="string">
                <text:p>TDK Audiocassette SA 90 min</text:p>
              </table:table-cell>
              <table:table-cell table:style-name="ce2" office:value-type="string" calcext:value-type="string">
                <text:p>TDK</text:p>
              </table:table-cell>
              <table:table-cell table:style-name="ce2" office:value-type="string" calcext:value-type="string">
                <text:p>3-pack</text:p>
              </table:table-cell>
              <table:table-cell table:style-name="ce2" office:value-type="float" office:value="35" calcext:value-type="float">
                <text:p>35</text:p>
              </table:table-cell>
              <table:table-cell table:style-name="ce2" office:value-type="float" office:value="40" calcext:value-type="float">
                <text:p>40</text:p>
              </table:table-cell>
              <table:table-cell table:number-columns-repeated="2" table:style-name="ce2" office:value-type="float" office:value="50" calcext:value-type="float">
                <text:p>50</text:p>
              </table:table-cell>
              <table:table-cell table:style-name="ce4" office:value-type="float" office:value="5" calcext:value-type="float">
                <text:p>5</text:p>
              </table:table-cell>
              <table:table-cell table:style-name="ce2" office:value-type="string" calcext:value-type="string">
                <text:p>RADIOLAND</text:p>
              </table:table-cell>
              <table:table-cell table:style-name="ce2" office:value-type="string" calcext:value-type="string">
                <text:p>West-Vlaanderen</text:p>
              </table:table-cell>
              <table:table-cell table:style-name="ce5" office:value-type="float" office:value="2.73" calcext:value-type="float">
                <text:p>2,73 EUR</text:p>
              </table:table-cell>
              <table:table-cell table:style-name="ce5" office:value-type="float" office:value="5.18" calcext:value-type="float">
                <text:p>5,18 EUR</text:p>
              </table:table-cell>
              <table:table-cell table:style-name="ce5" table:formula="of:=[.E96]*[.L96]" office:value-type="float" office:value="95.55" calcext:value-type="float">
                <text:p>95,55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SB401</text:p>
              </table:table-cell>
              <table:table-cell table:style-name="ce2" office:value-type="string" calcext:value-type="string">
                <text:p>Luidsprekers Bose 15O W</text:p>
              </table:table-cell>
              <table:table-cell table:style-name="ce2" office:value-type="string" calcext:value-type="string">
                <text:p>Bose</text:p>
              </table:table-cell>
              <table:table-cell table:style-name="ce2" office:value-type="string" calcext:value-type="string">
                <text:p>Paar</text:p>
              </table:table-cell>
              <table:table-cell table:style-name="ce2" office:value-type="float" office:value="2" calcext:value-type="float">
                <text:p>2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1" calcext:value-type="float">
                <text:p>1</text:p>
              </table:table-cell>
              <table:table-cell table:style-name="ce4" office:value-type="float" office:value="5" calcext:value-type="float">
                <text:p>5</text:p>
              </table:table-cell>
              <table:table-cell table:style-name="ce2" office:value-type="string" calcext:value-type="string">
                <text:p>RADIOLAND</text:p>
              </table:table-cell>
              <table:table-cell table:style-name="ce2" office:value-type="string" calcext:value-type="string">
                <text:p>West-Vlaanderen</text:p>
              </table:table-cell>
              <table:table-cell table:style-name="ce5" office:value-type="float" office:value="314.82" calcext:value-type="float">
                <text:p>314,82 EUR</text:p>
              </table:table-cell>
              <table:table-cell table:style-name="ce5" office:value-type="float" office:value="693.85" calcext:value-type="float">
                <text:p>693,85 EUR</text:p>
              </table:table-cell>
              <table:table-cell table:style-name="ce5" table:formula="of:=[.E97]*[.L97]" office:value-type="float" office:value="629.64" calcext:value-type="float">
                <text:p>629,64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SU610</text:p>
              </table:table-cell>
              <table:table-cell table:style-name="ce2" office:value-type="string" calcext:value-type="string">
                <text:p>Technics Versterker</text:p>
              </table:table-cell>
              <table:table-cell table:style-name="ce2" office:value-type="string" calcext:value-type="string">
                <text:p>Technics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5" calcext:value-type="float">
                <text:p>5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2" calcext:value-type="float">
                <text:p>2</text:p>
              </table:table-cell>
              <table:table-cell table:style-name="ce4" office:value-type="float" office:value="2" calcext:value-type="float">
                <text:p>2</text:p>
              </table:table-cell>
              <table:table-cell table:style-name="ce2" office:value-type="string" calcext:value-type="string">
                <text:p>NV ALLSOUND</text:p>
              </table:table-cell>
              <table:table-cell table:style-name="ce2" office:value-type="string" calcext:value-type="string">
                <text:p>West-Vlaanderen</text:p>
              </table:table-cell>
              <table:table-cell table:style-name="ce5" office:value-type="float" office:value="85.03" calcext:value-type="float">
                <text:p>85,03 EUR</text:p>
              </table:table-cell>
              <table:table-cell table:style-name="ce5" office:value-type="float" office:value="171.05" calcext:value-type="float">
                <text:p>171,05 EUR</text:p>
              </table:table-cell>
              <table:table-cell table:style-name="ce5" table:formula="of:=[.E98]*[.L98]" office:value-type="float" office:value="425.15" calcext:value-type="float">
                <text:p>425,15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SX360</text:p>
              </table:table-cell>
              <table:table-cell table:style-name="ce2" office:value-type="string" calcext:value-type="string">
                <text:p>Maxell Audiocassette SX 60 m</text:p>
              </table:table-cell>
              <table:table-cell table:style-name="ce2" office:value-type="string" calcext:value-type="string">
                <text:p>Maxell</text:p>
              </table:table-cell>
              <table:table-cell table:style-name="ce2" office:value-type="string" calcext:value-type="string">
                <text:p>3-pack</text:p>
              </table:table-cell>
              <table:table-cell table:style-name="ce2" office:value-type="float" office:value="120" calcext:value-type="float">
                <text:p>120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50" calcext:value-type="float">
                <text:p>50</text:p>
              </table:table-cell>
              <table:table-cell table:style-name="ce4" office:value-type="float" office:value="5" calcext:value-type="float">
                <text:p>5</text:p>
              </table:table-cell>
              <table:table-cell table:style-name="ce2" office:value-type="string" calcext:value-type="string">
                <text:p>RADIOLAND</text:p>
              </table:table-cell>
              <table:table-cell table:style-name="ce2" office:value-type="string" calcext:value-type="string">
                <text:p>West-Vlaanderen</text:p>
              </table:table-cell>
              <table:table-cell table:style-name="ce5" office:value-type="float" office:value="2.13" calcext:value-type="float">
                <text:p>2,13 EUR</text:p>
              </table:table-cell>
              <table:table-cell table:style-name="ce5" office:value-type="float" office:value="4.19" calcext:value-type="float">
                <text:p>4,19 EUR</text:p>
              </table:table-cell>
              <table:table-cell table:style-name="ce5" table:formula="of:=[.E99]*[.L99]" office:value-type="float" office:value="255.6" calcext:value-type="float">
                <text:p>255,60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VC180</text:p>
              </table:table-cell>
              <table:table-cell table:style-name="ce2" office:value-type="string" calcext:value-type="string">
                <text:p>Maxell videocassette</text:p>
              </table:table-cell>
              <table:table-cell table:style-name="ce2" office:value-type="string" calcext:value-type="string">
                <text:p>Maxell</text:p>
              </table:table-cell>
              <table:table-cell table:style-name="ce2" office:value-type="string" calcext:value-type="string">
                <text:p>3-pack</text:p>
              </table:table-cell>
              <table:table-cell table:style-name="ce2" office:value-type="float" office:value="5" calcext:value-type="float">
                <text:p>5</text:p>
              </table:table-cell>
              <table:table-cell table:style-name="ce2" office:value-type="float" office:value="15" calcext:value-type="float">
                <text:p>15</text:p>
              </table:table-cell>
              <table:table-cell table:style-name="ce2" office:value-type="float" office:value="10" calcext:value-type="float">
                <text:p>10</text:p>
              </table:table-cell>
              <table:table-cell table:style-name="ce2" office:value-type="float" office:value="15" calcext:value-type="float">
                <text:p>15</text:p>
              </table:table-cell>
              <table:table-cell table:style-name="ce4" office:value-type="float" office:value="2" calcext:value-type="float">
                <text:p>2</text:p>
              </table:table-cell>
              <table:table-cell table:style-name="ce2" office:value-type="string" calcext:value-type="string">
                <text:p>NV ALLSOUND</text:p>
              </table:table-cell>
              <table:table-cell table:style-name="ce2" office:value-type="string" calcext:value-type="string">
                <text:p>West-Vlaanderen</text:p>
              </table:table-cell>
              <table:table-cell table:style-name="ce5" office:value-type="float" office:value="9.92" calcext:value-type="float">
                <text:p>9,92 EUR</text:p>
              </table:table-cell>
              <table:table-cell table:style-name="ce5" office:value-type="float" office:value="16.11" calcext:value-type="float">
                <text:p>16,11 EUR</text:p>
              </table:table-cell>
              <table:table-cell table:style-name="ce5" table:formula="of:=[.E100]*[.L100]" office:value-type="float" office:value="49.6" calcext:value-type="float">
                <text:p>49,60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VC240</text:p>
              </table:table-cell>
              <table:table-cell table:style-name="ce2" office:value-type="string" calcext:value-type="string">
                <text:p>Polaroid videocassette</text:p>
              </table:table-cell>
              <table:table-cell table:style-name="ce2" office:value-type="string" calcext:value-type="string">
                <text:p>Polaroid</text:p>
              </table:table-cell>
              <table:table-cell table:style-name="ce2" office:value-type="string" calcext:value-type="string">
                <text:p>3-pack</text:p>
              </table:table-cell>
              <table:table-cell table:style-name="ce2" office:value-type="float" office:value="10" calcext:value-type="float">
                <text:p>10</text:p>
              </table:table-cell>
              <table:table-cell table:style-name="ce2" office:value-type="float" office:value="30" calcext:value-type="float">
                <text:p>30</text:p>
              </table:table-cell>
              <table:table-cell table:style-name="ce2" office:value-type="float" office:value="20" calcext:value-type="float">
                <text:p>20</text:p>
              </table:table-cell>
              <table:table-cell table:style-name="ce2" office:value-type="float" office:value="30" calcext:value-type="float">
                <text:p>30</text:p>
              </table:table-cell>
              <table:table-cell table:style-name="ce4" office:value-type="float" office:value="2" calcext:value-type="float">
                <text:p>2</text:p>
              </table:table-cell>
              <table:table-cell table:style-name="ce2" office:value-type="string" calcext:value-type="string">
                <text:p>NV ALLSOUND</text:p>
              </table:table-cell>
              <table:table-cell table:style-name="ce2" office:value-type="string" calcext:value-type="string">
                <text:p>West-Vlaanderen</text:p>
              </table:table-cell>
              <table:table-cell table:style-name="ce5" office:value-type="float" office:value="7.44" calcext:value-type="float">
                <text:p>7,44 EUR</text:p>
              </table:table-cell>
              <table:table-cell table:style-name="ce5" office:value-type="float" office:value="11.16" calcext:value-type="float">
                <text:p>11,16 EUR</text:p>
              </table:table-cell>
              <table:table-cell table:style-name="ce5" table:formula="of:=[.E101]*[.L101]" office:value-type="float" office:value="74.4" calcext:value-type="float">
                <text:p>74,40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WM031</text:p>
              </table:table-cell>
              <table:table-cell table:style-name="ce2" office:value-type="string" calcext:value-type="string">
                <text:p>Aiwa Cassettespeler</text:p>
              </table:table-cell>
              <table:table-cell table:style-name="ce2" office:value-type="string" calcext:value-type="string">
                <text:p>Aiwa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5" calcext:value-type="float">
                <text:p>5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4" calcext:value-type="float">
                <text:p>4</text:p>
              </table:table-cell>
              <table:table-cell table:style-name="ce4" office:value-type="float" office:value="5" calcext:value-type="float">
                <text:p>5</text:p>
              </table:table-cell>
              <table:table-cell table:style-name="ce2" office:value-type="string" calcext:value-type="string">
                <text:p>RADIOLAND</text:p>
              </table:table-cell>
              <table:table-cell table:style-name="ce2" office:value-type="string" calcext:value-type="string">
                <text:p>West-Vlaanderen</text:p>
              </table:table-cell>
              <table:table-cell table:style-name="ce5" office:value-type="float" office:value="30.99" calcext:value-type="float">
                <text:p>30,99 EUR</text:p>
              </table:table-cell>
              <table:table-cell table:style-name="ce5" office:value-type="float" office:value="64.2" calcext:value-type="float">
                <text:p>64,20 EUR</text:p>
              </table:table-cell>
              <table:table-cell table:style-name="ce5" table:formula="of:=[.E102]*[.L102]" office:value-type="float" office:value="154.95" calcext:value-type="float">
                <text:p>154,95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WM107</text:p>
              </table:table-cell>
              <table:table-cell table:style-name="ce2" office:value-type="string" calcext:value-type="string">
                <text:p>Aiwa Radiocassettespeler</text:p>
              </table:table-cell>
              <table:table-cell table:style-name="ce2" office:value-type="string" calcext:value-type="string">
                <text:p>Aiwa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5" calcext:value-type="float">
                <text:p>5</text:p>
              </table:table-cell>
              <table:table-cell table:style-name="ce2" office:value-type="float" office:value="0" calcext:value-type="float">
                <text:p>0</text:p>
              </table:table-cell>
              <table:table-cell table:style-name="ce2" office:value-type="float" office:value="4" calcext:value-type="float">
                <text:p>4</text:p>
              </table:table-cell>
              <table:table-cell table:style-name="ce2" office:value-type="float" office:value="3" calcext:value-type="float">
                <text:p>3</text:p>
              </table:table-cell>
              <table:table-cell table:style-name="ce4" office:value-type="float" office:value="5" calcext:value-type="float">
                <text:p>5</text:p>
              </table:table-cell>
              <table:table-cell table:style-name="ce2" office:value-type="string" calcext:value-type="string">
                <text:p>RADIOLAND</text:p>
              </table:table-cell>
              <table:table-cell table:style-name="ce2" office:value-type="string" calcext:value-type="string">
                <text:p>West-Vlaanderen</text:p>
              </table:table-cell>
              <table:table-cell table:style-name="ce5" office:value-type="float" office:value="38.42" calcext:value-type="float">
                <text:p>38,42 EUR</text:p>
              </table:table-cell>
              <table:table-cell table:style-name="ce5" office:value-type="float" office:value="79.33" calcext:value-type="float">
                <text:p>79,33 EUR</text:p>
              </table:table-cell>
              <table:table-cell table:style-name="ce5" table:formula="of:=[.E103]*[.L103]" office:value-type="float" office:value="192.1" calcext:value-type="float">
                <text:p>192,10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WN300</text:p>
              </table:table-cell>
              <table:table-cell table:style-name="ce2" office:value-type="string" calcext:value-type="string">
                <text:p>Aiwa Portable Radio</text:p>
              </table:table-cell>
              <table:table-cell table:style-name="ce2" office:value-type="string" calcext:value-type="string">
                <text:p>Aiwa</text:p>
              </table:table-cell>
              <table:table-cell table:style-name="ce2" office:value-type="string" calcext:value-type="string">
                <text:p>Stuk</text:p>
              </table:table-cell>
              <table:table-cell table:style-name="ce2" office:value-type="float" office:value="9" calcext:value-type="float">
                <text:p>9</text:p>
              </table:table-cell>
              <table:table-cell table:style-name="ce2" office:value-type="float" office:value="5" calcext:value-type="float">
                <text:p>5</text:p>
              </table:table-cell>
              <table:table-cell table:style-name="ce2" office:value-type="float" office:value="6" calcext:value-type="float">
                <text:p>6</text:p>
              </table:table-cell>
              <table:table-cell table:style-name="ce2" office:value-type="float" office:value="5" calcext:value-type="float">
                <text:p>5</text:p>
              </table:table-cell>
              <table:table-cell table:style-name="ce4" office:value-type="float" office:value="5" calcext:value-type="float">
                <text:p>5</text:p>
              </table:table-cell>
              <table:table-cell table:style-name="ce2" office:value-type="string" calcext:value-type="string">
                <text:p>RADIOLAND</text:p>
              </table:table-cell>
              <table:table-cell table:style-name="ce2" office:value-type="string" calcext:value-type="string">
                <text:p>West-Vlaanderen</text:p>
              </table:table-cell>
              <table:table-cell table:style-name="ce5" office:value-type="float" office:value="61.97" calcext:value-type="float">
                <text:p>61,97 EUR</text:p>
              </table:table-cell>
              <table:table-cell table:style-name="ce5" office:value-type="float" office:value="121.47" calcext:value-type="float">
                <text:p>121,47 EUR</text:p>
              </table:table-cell>
              <table:table-cell table:style-name="ce5" table:formula="of:=[.E104]*[.L104]" office:value-type="float" office:value="557.73" calcext:value-type="float">
                <text:p>557,73 EUR</text:p>
              </table:table-cell>
              <table:table-cell table:number-columns-repeated="1010"/>
            </table:table-row>
            <table:table-row table:style-name="ro1" table:visibility="collapse">
              <table:table-cell table:style-name="ce2" office:value-type="string" calcext:value-type="string">
                <text:p>XL390</text:p>
              </table:table-cell>
              <table:table-cell table:style-name="ce2" office:value-type="string" calcext:value-type="string">
                <text:p>Maxell Audiocassette XL 90 m</text:p>
              </table:table-cell>
              <table:table-cell table:style-name="ce2" office:value-type="string" calcext:value-type="string">
                <text:p>Maxell</text:p>
              </table:table-cell>
              <table:table-cell table:style-name="ce2" office:value-type="string" calcext:value-type="string">
                <text:p>3-pack</text:p>
              </table:table-cell>
              <table:table-cell table:style-name="ce2" office:value-type="float" office:value="90" calcext:value-type="float">
                <text:p>90</text:p>
              </table:table-cell>
              <table:table-cell table:style-name="ce2" office:value-type="float" office:value="0" calcext:value-type="float">
                <text:p>0</text:p>
              </table:table-cell>
              <table:table-cell table:number-columns-repeated="2" table:style-name="ce2" office:value-type="float" office:value="50" calcext:value-type="float">
                <text:p>50</text:p>
              </table:table-cell>
              <table:table-cell table:style-name="ce4" office:value-type="float" office:value="5" calcext:value-type="float">
                <text:p>5</text:p>
              </table:table-cell>
              <table:table-cell table:style-name="ce2" office:value-type="string" calcext:value-type="string">
                <text:p>RADIOLAND</text:p>
              </table:table-cell>
              <table:table-cell table:style-name="ce2" office:value-type="string" calcext:value-type="string">
                <text:p>West-Vlaanderen</text:p>
              </table:table-cell>
              <table:table-cell table:style-name="ce5" office:value-type="float" office:value="3.1" calcext:value-type="float">
                <text:p>3,10 EUR</text:p>
              </table:table-cell>
              <table:table-cell table:style-name="ce5" office:value-type="float" office:value="5.68" calcext:value-type="float">
                <text:p>5,68 EUR</text:p>
              </table:table-cell>
              <table:table-cell table:style-name="ce5" table:formula="of:=[.E105]*[.L105]" office:value-type="float" office:value="279" calcext:value-type="float">
                <text:p>279,00 EUR</text:p>
              </table:table-cell>
              <table:table-cell table:number-columns-repeated="1010"/>
            </table:table-row>
          </table:table-row-group>
        </table:table-row-group>
        <table:table-row table:style-name="ro1">
          <table:table-cell table:style-name="ce2" table:number-columns-repeated="8"/>
          <table:table-cell table:style-name="ce4"/>
          <table:table-cell table:style-name="ce2"/>
          <table:table-cell table:style-name="ce10" office:value-type="string" calcext:value-type="string">
            <text:p>West-Vlaanderen Som</text:p>
          </table:table-cell>
          <table:table-cell table:style-name="ce5" table:number-columns-repeated="2"/>
          <table:table-cell table:style-name="ce12" table:formula="of:=SUBTOTAL(9;[$Producten.$N$84:$Producten.$N$105])" office:value-type="float" office:value="11737.66" calcext:value-type="float">
            <text:p>11737,66</text:p>
          </table:table-cell>
          <table:table-cell table:number-columns-repeated="1010"/>
        </table:table-row>
        <table:table-row table:style-name="ro1">
          <table:table-cell table:style-name="ce2" table:number-columns-repeated="8"/>
          <table:table-cell table:style-name="ce4"/>
          <table:table-cell table:style-name="ce2"/>
          <table:table-cell table:style-name="ce10" office:value-type="string" calcext:value-type="string">
            <text:p>Grand Som</text:p>
          </table:table-cell>
          <table:table-cell table:style-name="ce5" table:number-columns-repeated="2"/>
          <table:table-cell table:style-name="ce12" table:formula="of:=SUBTOTAL(9;[$Producten.$N$2:$Producten.$N$105])" office:value-type="float" office:value="75489.21" calcext:value-type="float">
            <text:p>75489,21</text:p>
          </table:table-cell>
          <table:table-cell table:number-columns-repeated="1010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aaitabel_Producten_1" table:style-name="ta2">
        <table:table-column table:style-name="co14" table:default-cell-style-name="ce29"/>
        <table:table-column table:style-name="co14" table:default-cell-style-name="ce34"/>
        <table:table-row table:style-name="ro2">
          <table:table-cell table:style-name="Draaitabel_20_veld" office:value-type="string" calcext:value-type="string">
            <text:p>NR</text:p>
          </table:table-cell>
          <table:table-cell table:style-name="ce31" office:value-type="string" calcext:value-type="string">
            <text:p>- alle-</text:p>
          </table:table-cell>
        </table:table-row>
        <table:table-row table:style-name="ro2">
          <table:table-cell table:style-name="Draaitabel_20_veld" office:value-type="string" calcext:value-type="string">
            <text:p>LEVNAAM</text:p>
          </table:table-cell>
          <table:table-cell table:style-name="ce31" office:value-type="string" calcext:value-type="string">
            <text:p>- alle-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ce27" office:value-type="string" calcext:value-type="string">
            <text:p>MERK</text:p>
          </table:table-cell>
          <table:table-cell table:style-name="ce32" office:value-type="string" calcext:value-type="string">
            <text:p>Som - VOORRAAD</text:p>
          </table:table-cell>
        </table:table-row>
        <table:table-row table:style-name="ro2">
          <table:table-cell table:style-name="ce28" office:value-type="string" calcext:value-type="string">
            <text:p>3M</text:p>
          </table:table-cell>
          <table:table-cell table:style-name="ce33"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Aiwa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Akai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Avance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Bose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lario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Denon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HP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JVC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Kenwood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KLH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cro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Maxell</text:p>
          </table:table-cell>
          <table:table-cell office:value-type="float" office:value="215" calcext:value-type="float">
            <text:p>215</text:p>
          </table:table-cell>
        </table:table-row>
        <table:table-row table:style-name="ro2">
          <table:table-cell office:value-type="string" calcext:value-type="string">
            <text:p>Metz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Nashua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string" calcext:value-type="string">
            <text:p>Nec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Panasonic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Philips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Pioneer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Polaroid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Profex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Proto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amsung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entinel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string" calcext:value-type="string">
            <text:p>Sony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string" calcext:value-type="string">
            <text:p>Star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TDK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Technics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Yamaha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(leeg)</text:p>
          </table:table-cell>
          <table:table-cell table:style-name="ce35" office:value-type="float" office:value="176" calcext:value-type="float">
            <text:p>176</text:p>
          </table:table-cell>
        </table:table-row>
        <table:table-row table:style-name="ro2">
          <table:table-cell table:style-name="ce30" office:value-type="string" calcext:value-type="string">
            <text:p>Totaal Resultaat</text:p>
          </table:table-cell>
          <table:table-cell table:style-name="ce36" office:value-type="float" office:value="1058" calcext:value-type="float">
            <text:p>1058</text:p>
          </table:table-cell>
        </table:table-row>
      </table:table>
      <table:table table:name="Blad3" table:style-name="ta2">
        <office:forms form:automatic-focus="false" form:apply-design-mode="false"/>
        <table:table-column table:style-name="co14" table:default-cell-style-name="Default"/>
        <table:table-row table:style-name="ro3">
          <table:table-cell office:value-type="float" office:value="31" calcext:value-type="float">
            <text:p>3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</table:table-row>
        <table:table-row table:style-name="ro2">
          <table:table-cell/>
        </table:table-row>
        <table:table-row table:style-name="ro3">
          <table:table-cell table:style-name="ce23" table:formula="of:=DATE([.A3];[.A2];[.A1])" office:value-type="date" office:date-value="2001-01-31" calcext:value-type="date">
            <text:p>2001-01-31</text:p>
          </table:table-cell>
        </table:table-row>
        <table:table-row table:style-name="ro3">
          <table:table-cell table:style-name="ce24" table:formula="of:=[.A5]" office:value-type="date" office:date-value="2001-01-31" calcext:value-type="date">
            <text:p>wo</text:p>
          </table:table-cell>
        </table:table-row>
      </table:table>
      <table:named-expressions>
        <table:named-expression table:name="SHARED_FORMULA_13_2_13_2_0" table:base-cell-address="$Producten.$N$3" table:expression="[.E3]*[.L3]"/>
        <table:named-expression table:name="SHARED_FORMULA_13_66_13_66_0" table:base-cell-address="$Producten.$N$67" table:expression="[.E67]*[.L67]"/>
      </table:named-expressions>
      <table:database-ranges>
        <table:database-range table:name="__Anonymous_DB__1" table:target-range-address="Producten.A1:Producten.N107">
          <table:sort table:bind-styles-to-content="false">
            <table:sort-by table:field-number="10" table:data-type="automatic"/>
          </table:sort>
          <table:subtotal-rules table:bind-styles-to-content="false">
            <table:sort-groups/>
            <table:subtotal-rule table:group-by-field-number="10">
              <table:subtotal-field table:field-number="13" table:function="sum"/>
            </table:subtotal-rule>
          </table:subtotal-rules>
        </table:database-range>
      </table:database-ranges>
      <table:data-pilot-tables>
        <table:data-pilot-table table:name="DataPilot1" table:application-data="" table:target-range-address="Draaitabel_Producten_1.A1:Draaitabel_Producten_1.B36" table:buttons="Draaitabel_Producten_1.A1 Draaitabel_Producten_1.A2 Draaitabel_Producten_1.A4" table:show-filter-button="false" table:drill-down-on-double-click="false">
          <table:source-cell-range table:cell-range-address="Producten.A1:Producten.N105"/>
          <table:data-pilot-field table:source-field-name="NR" table:orientation="page" table:used-hierarchy="0" table:function="auto" loext:ignore-selected-page="true" table:selected-page="3M350">
            <table:data-pilot-level table:show-empty="false" calcext:repeat-item-labels="false">
              <table:data-pilot-members>
                <table:data-pilot-member table:name="3M350" table:display="true" table:show-details="true"/>
                <table:data-pilot-member table:name="AA301" table:display="true" table:show-details="true"/>
                <table:data-pilot-member table:name="AA401" table:display="true" table:show-details="true"/>
                <table:data-pilot-member table:name="AV101" table:display="true" table:show-details="true"/>
                <table:data-pilot-member table:name="AV201" table:display="true" table:show-details="true"/>
                <table:data-pilot-member table:name="CC375" table:display="true" table:show-details="true"/>
                <table:data-pilot-member table:name="CC600" table:display="true" table:show-details="true"/>
                <table:data-pilot-member table:name="CC705" table:display="true" table:show-details="true"/>
                <table:data-pilot-member table:name="CD105" table:display="true" table:show-details="true"/>
                <table:data-pilot-member table:name="CD195" table:display="true" table:show-details="true"/>
                <table:data-pilot-member table:name="CD614" table:display="true" table:show-details="true"/>
                <table:data-pilot-member table:name="CP930" table:display="true" table:show-details="true"/>
                <table:data-pilot-member table:name="CR700" table:display="true" table:show-details="true"/>
                <table:data-pilot-member table:name="CS280" table:display="true" table:show-details="true"/>
                <table:data-pilot-member table:name="CS380" table:display="true" table:show-details="true"/>
                <table:data-pilot-member table:name="DB040" table:display="true" table:show-details="true"/>
                <table:data-pilot-member table:name="DB050" table:display="true" table:show-details="true"/>
                <table:data-pilot-member table:name="DC580" table:display="true" table:show-details="true"/>
                <table:data-pilot-member table:name="DE760" table:display="true" table:show-details="true"/>
                <table:data-pilot-member table:name="DR335" table:display="true" table:show-details="true"/>
                <table:data-pilot-member table:name="DR510" table:display="true" table:show-details="true"/>
                <table:data-pilot-member table:name="DR710" table:display="true" table:show-details="true"/>
                <table:data-pilot-member table:name="DR810" table:display="true" table:show-details="true"/>
                <table:data-pilot-member table:name="EX136" table:display="true" table:show-details="true"/>
                <table:data-pilot-member table:name="EX360" table:display="true" table:show-details="true"/>
                <table:data-pilot-member table:name="GM620" table:display="true" table:show-details="true"/>
                <table:data-pilot-member table:name="GR122" table:display="true" table:show-details="true"/>
                <table:data-pilot-member table:name="GR505" table:display="true" table:show-details="true"/>
                <table:data-pilot-member table:name="GR714" table:display="true" table:show-details="true"/>
                <table:data-pilot-member table:name="GR973" table:display="true" table:show-details="true"/>
                <table:data-pilot-member table:name="HD330" table:display="true" table:show-details="true"/>
                <table:data-pilot-member table:name="HD450" table:display="true" table:show-details="true"/>
                <table:data-pilot-member table:name="HD480" table:display="true" table:show-details="true"/>
                <table:data-pilot-member table:name="HD500" table:display="true" table:show-details="true"/>
                <table:data-pilot-member table:name="HD520" table:display="true" table:show-details="true"/>
                <table:data-pilot-member table:name="HD540" table:display="true" table:show-details="true"/>
                <table:data-pilot-member table:name="HF390" table:display="true" table:show-details="true"/>
                <table:data-pilot-member table:name="HG180" table:display="true" table:show-details="true"/>
                <table:data-pilot-member table:name="HP460" table:display="true" table:show-details="true"/>
                <table:data-pilot-member table:name="HP500" table:display="true" table:show-details="true"/>
                <table:data-pilot-member table:name="HR540" table:display="true" table:show-details="true"/>
                <table:data-pilot-member table:name="HR640" table:display="true" table:show-details="true"/>
                <table:data-pilot-member table:name="HR860" table:display="true" table:show-details="true"/>
                <table:data-pilot-member table:name="JV142" table:display="true" table:show-details="true"/>
                <table:data-pilot-member table:name="KC652" table:display="true" table:show-details="true"/>
                <table:data-pilot-member table:name="KE373" table:display="true" table:show-details="true"/>
                <table:data-pilot-member table:name="KE630" table:display="true" table:show-details="true"/>
                <table:data-pilot-member table:name="KV253" table:display="true" table:show-details="true"/>
                <table:data-pilot-member table:name="KV292" table:display="true" table:show-details="true"/>
                <table:data-pilot-member table:name="KX123" table:display="true" table:show-details="true"/>
                <table:data-pilot-member table:name="KX332" table:display="true" table:show-details="true"/>
                <table:data-pilot-member table:name="KX530" table:display="true" table:show-details="true"/>
                <table:data-pilot-member table:name="KX650" table:display="true" table:show-details="true"/>
                <table:data-pilot-member table:name="ML202" table:display="true" table:show-details="true"/>
                <table:data-pilot-member table:name="ML220" table:display="true" table:show-details="true"/>
                <table:data-pilot-member table:name="ML501" table:display="true" table:show-details="true"/>
                <table:data-pilot-member table:name="MS063" table:display="true" table:show-details="true"/>
                <table:data-pilot-member table:name="MS070" table:display="true" table:show-details="true"/>
                <table:data-pilot-member table:name="NB280" table:display="true" table:show-details="true"/>
                <table:data-pilot-member table:name="NC200" table:display="true" table:show-details="true"/>
                <table:data-pilot-member table:name="NS525" table:display="true" table:show-details="true"/>
                <table:data-pilot-member table:name="NV150" table:display="true" table:show-details="true"/>
                <table:data-pilot-member table:name="PA360" table:display="true" table:show-details="true"/>
                <table:data-pilot-member table:name="PA560" table:display="true" table:show-details="true"/>
                <table:data-pilot-member table:name="PA860" table:display="true" table:show-details="true"/>
                <table:data-pilot-member table:name="PC200" table:display="true" table:show-details="true"/>
                <table:data-pilot-member table:name="PC334" table:display="true" table:show-details="true"/>
                <table:data-pilot-member table:name="PC337" table:display="true" table:show-details="true"/>
                <table:data-pilot-member table:name="PT350" table:display="true" table:show-details="true"/>
                <table:data-pilot-member table:name="PV140" table:display="true" table:show-details="true"/>
                <table:data-pilot-member table:name="PV145" table:display="true" table:show-details="true"/>
                <table:data-pilot-member table:name="PX112" table:display="true" table:show-details="true"/>
                <table:data-pilot-member table:name="PX204" table:display="true" table:show-details="true"/>
                <table:data-pilot-member table:name="PX990" table:display="true" table:show-details="true"/>
                <table:data-pilot-member table:name="RD330" table:display="true" table:show-details="true"/>
                <table:data-pilot-member table:name="RX350" table:display="true" table:show-details="true"/>
                <table:data-pilot-member table:name="RX450" table:display="true" table:show-details="true"/>
                <table:data-pilot-member table:name="SA390" table:display="true" table:show-details="true"/>
                <table:data-pilot-member table:name="SB401" table:display="true" table:show-details="true"/>
                <table:data-pilot-member table:name="SD350" table:display="true" table:show-details="true"/>
                <table:data-pilot-member table:name="SD525" table:display="true" table:show-details="true"/>
                <table:data-pilot-member table:name="SM123" table:display="true" table:show-details="true"/>
                <table:data-pilot-member table:name="SP460" table:display="true" table:show-details="true"/>
                <table:data-pilot-member table:name="SU610" table:display="true" table:show-details="true"/>
                <table:data-pilot-member table:name="SX360" table:display="true" table:show-details="true"/>
                <table:data-pilot-member table:name="TS462" table:display="true" table:show-details="true"/>
                <table:data-pilot-member table:name="TS799" table:display="true" table:show-details="true"/>
                <table:data-pilot-member table:name="TU660" table:display="true" table:show-details="true"/>
                <table:data-pilot-member table:name="TX350" table:display="true" table:show-details="true"/>
                <table:data-pilot-member table:name="VC180" table:display="true" table:show-details="true"/>
                <table:data-pilot-member table:name="VC240" table:display="true" table:show-details="true"/>
                <table:data-pilot-member table:name="VK874" table:display="true" table:show-details="true"/>
                <table:data-pilot-member table:name="VS310" table:display="true" table:show-details="true"/>
                <table:data-pilot-member table:name="VS700" table:display="true" table:show-details="true"/>
                <table:data-pilot-member table:name="VS965" table:display="true" table:show-details="true"/>
                <table:data-pilot-member table:name="WM031" table:display="true" table:show-details="true"/>
                <table:data-pilot-member table:name="WM107" table:display="true" table:show-details="true"/>
                <table:data-pilot-member table:name="WN300" table:display="true" table:show-details="true"/>
                <table:data-pilot-member table:name="XL390" table:display="true" table:show-details="true"/>
                <table:data-pilot-member table:name="XR58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NAAM" table:orientation="page" table:used-hierarchy="0" table:function="auto" loext:ignore-selected-page="true" table:selected-page="ACOUSTIC NV">
            <table:data-pilot-level table:show-empty="false" calcext:repeat-item-labels="false">
              <table:data-pilot-members>
                <table:data-pilot-member table:name="ACOUSTIC NV" table:display="true" table:show-details="true"/>
                <table:data-pilot-member table:name="AUDIOFAN HIFI" table:display="true" table:show-details="true"/>
                <table:data-pilot-member table:name="COMPUDATA" table:display="true" table:show-details="true"/>
                <table:data-pilot-member table:name="HIFISTAR" table:display="true" table:show-details="true"/>
                <table:data-pilot-member table:name="NV ALLSOUND" table:display="true" table:show-details="true"/>
                <table:data-pilot-member table:name="NV PHILIPS" table:display="true" table:show-details="true"/>
                <table:data-pilot-member table:name="RADIOLAND" table:display="true" table:show-details="true"/>
                <table:data-pilot-member table:name="SOUND FASHIO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RK" table:orientation="row" table:used-hierarchy="0" table:function="auto">
            <table:data-pilot-level table:show-empty="false" calcext:repeat-item-labels="false">
              <table:data-pilot-members>
                <table:data-pilot-member table:name="3M" table:display="true" table:show-details="true"/>
                <table:data-pilot-member table:name="Aiwa" table:display="true" table:show-details="true"/>
                <table:data-pilot-member table:name="Akai" table:display="true" table:show-details="true"/>
                <table:data-pilot-member table:name="Avance" table:display="true" table:show-details="true"/>
                <table:data-pilot-member table:name="Bose" table:display="true" table:show-details="true"/>
                <table:data-pilot-member table:name="Clarion" table:display="true" table:show-details="true"/>
                <table:data-pilot-member table:name="Denon" table:display="true" table:show-details="true"/>
                <table:data-pilot-member table:name="HP" table:display="true" table:show-details="true"/>
                <table:data-pilot-member table:name="JVC" table:display="true" table:show-details="true"/>
                <table:data-pilot-member table:name="Kenwood" table:display="true" table:show-details="true"/>
                <table:data-pilot-member table:name="KLH" table:display="true" table:show-details="true"/>
                <table:data-pilot-member table:name="Macrom" table:display="true" table:show-details="true"/>
                <table:data-pilot-member table:name="Maxell" table:display="true" table:show-details="true"/>
                <table:data-pilot-member table:name="Metz" table:display="true" table:show-details="true"/>
                <table:data-pilot-member table:name="Nashua" table:display="true" table:show-details="true"/>
                <table:data-pilot-member table:name="Nec" table:display="true" table:show-details="true"/>
                <table:data-pilot-member table:name="Panasonic" table:display="true" table:show-details="true"/>
                <table:data-pilot-member table:name="Philips" table:display="true" table:show-details="true"/>
                <table:data-pilot-member table:name="Pioneer" table:display="true" table:show-details="true"/>
                <table:data-pilot-member table:name="Polaroid" table:display="true" table:show-details="true"/>
                <table:data-pilot-member table:name="Profex" table:display="true" table:show-details="true"/>
                <table:data-pilot-member table:name="Proton" table:display="true" table:show-details="true"/>
                <table:data-pilot-member table:name="Samsung" table:display="true" table:show-details="true"/>
                <table:data-pilot-member table:name="Sentinel" table:display="true" table:show-details="true"/>
                <table:data-pilot-member table:name="Sony" table:display="true" table:show-details="true"/>
                <table:data-pilot-member table:name="Star" table:display="true" table:show-details="true"/>
                <table:data-pilot-member table:name="TDK" table:display="true" table:show-details="true"/>
                <table:data-pilot-member table:name="Technics" table:display="true" table:show-details="true"/>
                <table:data-pilot-member table:name="Tulip" table:display="true" table:show-details="true"/>
                <table:data-pilot-member table:name="Yamaha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OORRAAD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35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6" table:display="true" table:show-details="true"/>
                <table:data-pilot-member table:name="60" table:display="true" table:show-details="true"/>
                <table:data-pilot-member table:name="65" table:display="true" table:show-details="true"/>
                <table:data-pilot-member table:name="81" table:display="true" table:show-details="true"/>
                <table:data-pilot-member table:name="90" table:display="true" table:show-details="true"/>
                <table:data-pilot-member table:name="1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EUR</number:text>
    </number:number-style>
    <number:number-style style:name="N110">
      <number:text>-</number:text>
      <number:number number:decimal-places="0" loext:min-decimal-places="0" number:min-integer-digits="1" number:grouping="true"/>
      <number:text> EUR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EUR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EUR</number:text>
      <style:map style:condition="value()&gt;=0" style:apply-style-name="N111P0"/>
    </number:number-style>
    <number:number-style style:name="N112">
      <number:number number:decimal-places="2" loext:min-decimal-places="2" number:min-integer-digits="1" number:grouping="true"/>
      <number:text> EUR</number:text>
    </number:number-style>
    <number:number-style style:name="N113P0" style:volatile="true">
      <number:number number:decimal-places="2" loext:min-decimal-places="2" number:min-integer-digits="1" number:grouping="true"/>
      <number:text> EUR</number:text>
    </number:number-style>
    <number:number-style style:name="N113">
      <number:text>-</number:text>
      <number:number number:decimal-places="2" loext:min-decimal-places="2" number:min-integer-digits="1" number:grouping="true"/>
      <number:text> EUR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EUR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EUR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    </number:text>
    </number:number-style>
    <number:number-style style:name="N122P2" style:volatile="true">
      <loext:text> </loext:text>
      <loext:fill-character> </loext:fill-character>
      <number:text>-    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EUR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EUR </number:text>
    </number:number-style>
    <number:number-style style:name="N126P2" style:volatile="true">
      <loext:text> </loext:text>
      <loext:fill-character> </loext:fill-character>
      <number:text>- EUR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  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EUR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EUR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EUR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39">
      <number:day-of-week/>
    </number:date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raaitabel_20_veld" style:display-name="Draaitabel veld" style:family="table-cell" style:parent-style-name="Default"/>
    <style:style style:name="Draaitabel_20_hoek" style:display-name="Draaitabel hoek" style:family="table-cell" style:parent-style-name="Default"/>
    <style:style style:name="Draaitabel_20_waarde" style:display-name="Draaitabel waarde" style:family="table-cell" style:parent-style-name="Default"/>
    <style:style style:name="Draaitabel_20_categorie" style:display-name="Draaitabel categorie" style:family="table-cell" style:parent-style-name="Default">
      <style:table-cell-properties style:text-align-source="fix" style:repeat-content="false"/>
      <style:paragraph-properties fo:text-align="start"/>
    </style:style>
    <style:style style:name="Draaitabel_20_titel" style:display-name="Draaitabel titel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raaitabel_20_resultaat" style:display-name="Draaitabel resultaa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-00-0000</text:date>, <text:time style:data-style-name="N2" text:time-value="11:11:32.76954491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Producten" style:display-name="PageStyle_Product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2" style:display-name="PageStyle_Blad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3" style:display-name="PageStyle_Blad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e De Belder</meta:initial-creator>
    <meta:creation-date>2002-04-29T10:59:15</meta:creation-date>
    <dc:date>2018-11-20T11:09:21.581780133</dc:date>
    <meta:generator>LibreOffice/6.0.4.2$Linux_X86_64 LibreOffice_project/00m0$Build-2</meta:generator>
    <meta:editing-duration>PT7M49S</meta:editing-duration>
    <meta:editing-cycles>3</meta:editing-cycles>
    <meta:document-statistic meta:table-count="3" meta:cell-count="1499" meta:object-count="0"/>
  </office:meta>
</office:document-meta>
</file>